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paragraph-rsid="003e0b17" style:font-size-asian="9pt" style:font-size-complex="9pt"/>
    </style:style>
    <style:style style:name="P13" style:family="paragraph" style:parent-style-name="Standard">
      <style:text-properties style:font-name="Sans-serif" fo:font-size="9pt" officeooo:paragraph-rsid="00490909" style:font-size-asian="9pt" style:font-size-complex="9pt"/>
    </style:style>
    <style:style style:name="P14" style:family="paragraph" style:parent-style-name="Standard">
      <style:text-properties style:font-name="Sans-serif" fo:font-size="9pt" officeooo:paragraph-rsid="004c1e1d" style:font-size-asian="9pt" style:font-size-complex="9pt"/>
    </style:style>
    <style:style style:name="P15" style:family="paragraph" style:parent-style-name="Standard">
      <style:text-properties style:font-name="Sans-serif" fo:font-size="9pt" officeooo:paragraph-rsid="004d67d2"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0bec638" style:font-size-asian="9pt" style:font-size-complex="9pt"/>
    </style:style>
    <style:style style:name="P17" style:family="paragraph" style:parent-style-name="Standard">
      <style:text-properties style:font-name="Sans-serif" fo:font-size="9pt" officeooo:paragraph-rsid="00e1c17f" style:font-size-asian="9pt" style:font-size-complex="9pt"/>
    </style:style>
    <style:style style:name="P18" style:family="paragraph" style:parent-style-name="Standard">
      <style:text-properties style:font-name="Sans-serif" fo:font-size="9pt" officeooo:paragraph-rsid="02cdd8e5" style:font-size-asian="9pt" style:font-size-complex="9pt"/>
    </style:style>
    <style:style style:name="P19" style:family="paragraph" style:parent-style-name="Standard">
      <style:text-properties style:font-name="Sans-serif" fo:font-size="9pt" officeooo:rsid="00934b49" officeooo:paragraph-rsid="008fad25" style:font-size-asian="9pt" style:font-size-complex="9pt"/>
    </style:style>
    <style:style style:name="P20" style:family="paragraph" style:parent-style-name="Standard">
      <style:text-properties style:font-name="Sans-serif" fo:font-size="9pt" officeooo:paragraph-rsid="0410781b" style:font-size-asian="9pt" style:font-size-complex="9pt"/>
    </style:style>
    <style:style style:name="P21" style:family="paragraph" style:parent-style-name="Standard">
      <style:text-properties style:font-name="Sans-serif" fo:font-size="9pt" officeooo:paragraph-rsid="007ad0f2" style:font-size-asian="9pt" style:font-size-complex="9pt"/>
    </style:style>
    <style:style style:name="P22" style:family="paragraph" style:parent-style-name="Standard">
      <style:text-properties style:font-name="Sans-serif" fo:font-size="9pt" officeooo:paragraph-rsid="0450754c" style:font-size-asian="9pt" style:font-size-complex="9pt"/>
    </style:style>
    <style:style style:name="P23" style:family="paragraph" style:parent-style-name="Standard">
      <style:text-properties style:font-name="Sans-serif" fo:font-size="9pt" fo:font-weight="bold" officeooo:paragraph-rsid="01836e6f" style:font-size-asian="9pt" style:font-weight-asian="bold" style:font-size-complex="9pt" style:font-weight-complex="bold"/>
    </style:style>
    <style:style style:name="P24"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5" style:family="paragraph" style:parent-style-name="Standard">
      <style:text-properties style:font-name="Sans-serif" fo:font-size="9pt" fo:font-style="italic" officeooo:paragraph-rsid="004b5113" style:font-size-asian="9pt" style:font-style-asian="italic" style:font-size-complex="9pt" style:font-style-complex="italic"/>
    </style:style>
    <style:style style:name="P26" style:family="paragraph" style:parent-style-name="Standard">
      <style:text-properties style:font-name="Sans-serif" fo:font-size="9pt" fo:font-weight="normal" officeooo:rsid="016f4712" officeooo:paragraph-rsid="02cdd8e5" style:font-size-asian="9pt" style:font-weight-asian="normal" style:font-size-complex="9pt" style:font-weight-complex="normal"/>
    </style:style>
    <style:style style:name="P27" style:family="paragraph" style:parent-style-name="Standard">
      <style:text-properties fo:font-size="9pt" officeooo:paragraph-rsid="0088bbb9" style:font-size-asian="9pt" style:font-size-complex="9pt"/>
    </style:style>
    <style:style style:name="P28" style:family="paragraph" style:parent-style-name="Standard">
      <style:text-properties fo:font-size="9pt" officeooo:paragraph-rsid="00979c0a" style:font-size-asian="9pt" style:font-size-complex="9pt"/>
    </style:style>
    <style:style style:name="P29"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2083a4b"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f0a45" officeooo:paragraph-rsid="035cad20"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32065ed"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1cb9c70" style:font-size-asian="9pt" style:font-weight-asian="bold" style:font-size-complex="9pt" style:font-weight-complex="bold"/>
    </style:style>
    <style:style style:name="P6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6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e6b9b3" officeooo:paragraph-rsid="032065ed" style:font-size-asian="9pt" style:font-weight-asian="bold" style:font-size-complex="9pt" style:font-weight-complex="bold"/>
    </style:style>
    <style:style style:name="P6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69"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73"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4"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4d67d2" style:font-size-asian="9pt" style:font-size-complex="9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57df76"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4d67d2"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66b723"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66b723" style:font-size-asian="9pt" style:font-size-complex="9pt"/>
    </style:style>
    <style:style style:name="P97"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8"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99" style:family="paragraph" style:parent-style-name="Standard">
      <style:paragraph-properties fo:break-before="column"/>
      <style:text-properties style:font-name="Sans-serif" fo:font-size="9pt" officeooo:paragraph-rsid="01836e6f" style:font-size-asian="9pt" style:font-size-complex="9pt"/>
    </style:style>
    <style:style style:name="P100"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1" style:family="paragraph" style:parent-style-name="Heading_20_3">
      <style:text-properties officeooo:rsid="0379df88" officeooo:paragraph-rsid="0379df88"/>
    </style:style>
    <style:style style:name="P102" style:family="paragraph" style:parent-style-name="Heading_20_3">
      <style:text-properties officeooo:rsid="037ade73" officeooo:paragraph-rsid="037ade73"/>
    </style:style>
    <style:style style:name="P103" style:family="paragraph" style:parent-style-name="Heading_20_3">
      <style:paragraph-properties fo:break-before="column"/>
      <style:text-properties officeooo:rsid="0379df88" officeooo:paragraph-rsid="0379df88"/>
    </style:style>
    <style:style style:name="P104" style:family="paragraph" style:parent-style-name="Heading_20_3">
      <style:paragraph-properties fo:break-before="column"/>
      <style:text-properties officeooo:rsid="037ade73" officeooo:paragraph-rsid="037ade73"/>
    </style:style>
    <style:style style:name="P105"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07"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8"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09"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10"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11"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12"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13"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4"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15"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6"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18"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19"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20"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21"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22"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23"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5"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26"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2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29"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30"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3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32"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33"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34"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35"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36"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37"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138"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9"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0"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41"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42"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4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4"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45"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46"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47"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49"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7a31ad" style:font-size-asian="9pt" style:font-weight-asian="bold" style:font-size-complex="9pt" style:font-weight-complex="bold"/>
    </style:style>
    <style:style style:name="P1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59"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63"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4"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5"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66"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67"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68"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169"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4607b71" officeooo:paragraph-rsid="0462587b" style:font-size-asian="9pt" style:font-weight-asian="bold" style:font-size-complex="9pt" style:font-weight-complex="bold"/>
    </style:style>
    <style:style style:name="P170"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2a7762d"/>
    </style:style>
    <style:style style:name="P171"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72"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73"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f788c5" style:font-size-asian="9pt" style:font-size-complex="9pt"/>
    </style:style>
    <style:style style:name="P174"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75"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16cfbee" style:font-size-asian="9pt" style:font-size-complex="9pt"/>
    </style:style>
    <style:style style:name="P176"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17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178"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179"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180"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18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2"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3"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184"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185"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186"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187"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188"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4607b71" officeooo:paragraph-rsid="0462587b" style:font-size-asian="9pt" style:font-weight-asian="bold" style:font-size-complex="9pt" style:font-weight-complex="bold"/>
    </style:style>
    <style:style style:name="P189"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2a7762d"/>
    </style:style>
    <style:style style:name="P190"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rsid="02c8b5ae" officeooo:paragraph-rsid="02c8b5ae"/>
    </style:style>
    <style:style style:name="P191" style:family="paragraph" style:parent-style-name="Heading_20_2">
      <style:paragraph-properties fo:text-align="center" style:justify-single-word="false"/>
      <style:text-properties style:font-name="Sans-serif" officeooo:rsid="007bd821" officeooo:paragraph-rsid="007bd821"/>
    </style:style>
    <style:style style:name="P192" style:family="paragraph" style:parent-style-name="Heading_20_2" style:list-style-name="">
      <style:paragraph-properties fo:text-align="center" style:justify-single-word="false" fo:break-before="page"/>
      <style:text-properties officeooo:rsid="020955dd" officeooo:paragraph-rsid="020955dd"/>
    </style:style>
    <style:style style:name="P193" style:family="paragraph" style:parent-style-name="Heading_20_2">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ec638"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ab05b" style:font-weight-asian="normal" style:font-weight-complex="normal"/>
    </style:style>
    <style:style style:name="T72" style:family="text">
      <style:text-properties fo:font-weight="normal" officeooo:rsid="031c4d95" style:font-weight-asian="normal" style:font-weight-complex="normal"/>
    </style:style>
    <style:style style:name="T73" style:family="text">
      <style:text-properties fo:font-weight="normal" officeooo:rsid="031d4d82" style:font-weight-asian="normal" style:font-weight-complex="normal"/>
    </style:style>
    <style:style style:name="T74" style:family="text">
      <style:text-properties fo:font-weight="normal" officeooo:rsid="0346d9c1" style:font-weight-asian="normal" style:font-weight-complex="normal"/>
    </style:style>
    <style:style style:name="T75" style:family="text">
      <style:text-properties fo:font-weight="normal" officeooo:rsid="0347a0b7" style:font-weight-asian="normal" style:font-weight-complex="normal"/>
    </style:style>
    <style:style style:name="T76" style:family="text">
      <style:text-properties fo:font-weight="normal" officeooo:rsid="034920c9" style:font-weight-asian="normal" style:font-weight-complex="normal"/>
    </style:style>
    <style:style style:name="T77" style:family="text">
      <style:text-properties fo:font-weight="normal" officeooo:rsid="034f4140" style:font-weight-asian="normal" style:font-weight-complex="normal"/>
    </style:style>
    <style:style style:name="T78" style:family="text">
      <style:text-properties fo:font-weight="normal" officeooo:rsid="0366f70d" style:font-weight-asian="normal" style:font-weight-complex="normal"/>
    </style:style>
    <style:style style:name="T79" style:family="text">
      <style:text-properties fo:font-weight="normal" officeooo:rsid="0368be40" style:font-weight-asian="normal" style:font-weight-complex="normal"/>
    </style:style>
    <style:style style:name="T80" style:family="text">
      <style:text-properties fo:font-weight="normal" officeooo:rsid="03692764" style:font-weight-asian="normal" style:font-weight-complex="normal"/>
    </style:style>
    <style:style style:name="T81" style:family="text">
      <style:text-properties fo:font-weight="normal" officeooo:rsid="03748a0d" style:font-weight-asian="normal" style:font-weight-complex="normal"/>
    </style:style>
    <style:style style:name="T82" style:family="text">
      <style:text-properties fo:font-weight="normal" officeooo:rsid="043b25fd" style:font-weight-asian="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1443ee6" style:font-style-asian="italic" style:font-style-complex="italic"/>
    </style:style>
    <style:style style:name="T85" style:family="text">
      <style:text-properties fo:font-style="italic" officeooo:rsid="0155df3b" style:font-style-asian="italic" style:font-style-complex="italic"/>
    </style:style>
    <style:style style:name="T86" style:family="text">
      <style:text-properties fo:font-style="italic" officeooo:rsid="01ebec01" style:font-style-asian="italic" style:font-style-complex="italic"/>
    </style:style>
    <style:style style:name="T87" style:family="text">
      <style:text-properties fo:font-style="italic" officeooo:rsid="0404bfeb"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1dd1bb0" style:font-style-asian="italic" style:font-weight-asian="normal" style:font-style-complex="italic" style:font-weight-complex="normal"/>
    </style:style>
    <style:style style:name="T90" style:family="text">
      <style:text-properties fo:font-style="italic" fo:font-weight="normal" officeooo:rsid="022da1e3" style:font-style-asian="italic" style:font-weight-asian="normal" style:font-style-complex="italic" style:font-weight-complex="normal"/>
    </style:style>
    <style:style style:name="T91" style:family="text">
      <style:text-properties fo:font-style="italic" fo:font-weight="normal" officeooo:rsid="028b168c" style:font-style-asian="italic" style:font-weight-asian="normal" style:font-style-complex="italic" style:font-weight-complex="normal"/>
    </style:style>
    <style:style style:name="T92" style:family="text">
      <style:text-properties fo:font-style="italic" fo:font-weight="normal" officeooo:rsid="02cdd8e5" style:font-style-asian="italic" style:font-weight-asian="normal" style:font-style-complex="italic" style:font-weight-complex="normal"/>
    </style:style>
    <style:style style:name="T93" style:family="text">
      <style:text-properties style:font-name="Sans-serif"/>
    </style:style>
    <style:style style:name="T94" style:family="text">
      <style:text-properties style:font-name="Sans-serif" fo:font-weight="normal" style:font-weight-asian="normal" style:font-weight-complex="normal"/>
    </style:style>
    <style:style style:name="T95" style:family="text">
      <style:text-properties style:font-name="Sans-serif" fo:font-weight="normal" officeooo:rsid="019893f7" style:font-weight-asian="normal" style:font-weight-complex="normal"/>
    </style:style>
    <style:style style:name="T96" style:family="text">
      <style:text-properties style:font-name="Sans-serif" fo:font-weight="normal" officeooo:rsid="019a70f4" style:font-weight-asian="normal" style:font-weight-complex="normal"/>
    </style:style>
    <style:style style:name="T97" style:family="text">
      <style:text-properties style:font-name="Sans-serif" fo:font-weight="normal" officeooo:rsid="019c6611" style:font-weight-asian="normal" style:font-weight-complex="normal"/>
    </style:style>
    <style:style style:name="T98" style:family="text">
      <style:text-properties style:font-name="Sans-serif" fo:font-weight="normal" officeooo:rsid="01ab8e99" style:font-weight-asian="normal" style:font-weight-complex="normal"/>
    </style:style>
    <style:style style:name="T99" style:family="text">
      <style:text-properties style:font-name="Sans-serif" fo:font-weight="normal" officeooo:rsid="01a9d4e6" style:font-weight-asian="normal" style:font-weight-complex="normal"/>
    </style:style>
    <style:style style:name="T100" style:family="text">
      <style:text-properties style:font-name="Sans-serif" fo:font-weight="normal" officeooo:rsid="01ac0cf0" style:font-weight-asian="normal" style:font-weight-complex="normal"/>
    </style:style>
    <style:style style:name="T101" style:family="text">
      <style:text-properties style:font-name="Sans-serif" fo:font-weight="normal" officeooo:rsid="01afe0da" style:font-weight-asian="normal" style:font-weight-complex="normal"/>
    </style:style>
    <style:style style:name="T102" style:family="text">
      <style:text-properties style:font-name="Sans-serif" fo:font-weight="normal" officeooo:rsid="01abe661" style:font-weight-asian="normal" style:font-weight-complex="normal"/>
    </style:style>
    <style:style style:name="T103" style:family="text">
      <style:text-properties style:font-name="Sans-serif" fo:font-weight="normal" officeooo:rsid="019fc98b" style:font-weight-asian="normal" style:font-weight-complex="normal"/>
    </style:style>
    <style:style style:name="T104" style:family="text">
      <style:text-properties style:font-name="Sans-serif" fo:font-weight="normal" officeooo:rsid="0067cff2" style:font-weight-asian="normal" style:font-weight-complex="normal"/>
    </style:style>
    <style:style style:name="T105" style:family="text">
      <style:text-properties style:font-name="Sans-serif" fo:font-weight="normal" officeooo:rsid="01c2dfaa" style:font-weight-asian="normal" style:font-weight-complex="normal"/>
    </style:style>
    <style:style style:name="T106" style:family="text">
      <style:text-properties style:font-name="Sans-serif" fo:font-weight="normal" officeooo:rsid="01c382af" style:font-weight-asian="normal" style:font-weight-complex="normal"/>
    </style:style>
    <style:style style:name="T107" style:family="text">
      <style:text-properties style:font-name="Sans-serif" fo:font-weight="normal" officeooo:rsid="01c4ea53" style:font-weight-asian="normal" style:font-weight-complex="normal"/>
    </style:style>
    <style:style style:name="T108" style:family="text">
      <style:text-properties style:font-name="Sans-serif" fo:font-weight="normal" officeooo:rsid="01c5090a" style:font-weight-asian="normal" style:font-weight-complex="normal"/>
    </style:style>
    <style:style style:name="T109" style:family="text">
      <style:text-properties style:font-name="Sans-serif" fo:font-weight="normal" officeooo:rsid="01c63def" style:font-weight-asian="normal" style:font-weight-complex="normal"/>
    </style:style>
    <style:style style:name="T110" style:family="text">
      <style:text-properties style:font-name="Sans-serif" fo:font-weight="normal" officeooo:rsid="01c81a4c" style:font-weight-asian="normal" style:font-weight-complex="normal"/>
    </style:style>
    <style:style style:name="T111" style:family="text">
      <style:text-properties style:font-name="Sans-serif" fo:font-weight="normal" officeooo:rsid="01ca2b05" style:font-weight-asian="normal" style:font-weight-complex="normal"/>
    </style:style>
    <style:style style:name="T112" style:family="text">
      <style:text-properties style:font-name="Sans-serif" fo:font-weight="normal" officeooo:rsid="01d761c1" style:font-weight-asian="normal" style:font-weight-complex="normal"/>
    </style:style>
    <style:style style:name="T113" style:family="text">
      <style:text-properties style:font-name="Sans-serif" fo:font-weight="normal" officeooo:rsid="01ed6ad9" style:font-weight-asian="normal" style:font-weight-complex="normal"/>
    </style:style>
    <style:style style:name="T114" style:family="text">
      <style:text-properties style:font-name="Sans-serif" fo:font-weight="normal" officeooo:rsid="01f5186a" style:font-weight-asian="normal" style:font-weight-complex="normal"/>
    </style:style>
    <style:style style:name="T115" style:family="text">
      <style:text-properties style:font-name="Sans-serif" fo:font-weight="normal" officeooo:rsid="01f67fb0" style:font-weight-asian="normal" style:font-weight-complex="normal"/>
    </style:style>
    <style:style style:name="T116" style:family="text">
      <style:text-properties style:font-name="Sans-serif" fo:font-weight="normal" officeooo:rsid="033cf7d7" style:font-weight-asian="normal" style:font-weight-complex="normal"/>
    </style:style>
    <style:style style:name="T117" style:family="text">
      <style:text-properties style:font-name="Sans-serif" fo:font-weight="normal" officeooo:rsid="033eef9e" style:font-weight-asian="normal" style:font-weight-complex="normal"/>
    </style:style>
    <style:style style:name="T118" style:family="text">
      <style:text-properties style:font-name="Sans-serif" fo:font-weight="normal" officeooo:rsid="033f278b" style:font-weight-asian="normal" style:font-weight-complex="normal"/>
    </style:style>
    <style:style style:name="T119" style:family="text">
      <style:text-properties style:font-name="Sans-serif" fo:font-weight="normal" officeooo:rsid="03527250" style:font-weight-asian="normal" style:font-weight-complex="normal"/>
    </style:style>
    <style:style style:name="T120" style:family="text">
      <style:text-properties style:font-name="Sans-serif" fo:font-weight="normal" officeooo:rsid="03540859" style:font-weight-asian="normal" style:font-weight-complex="normal"/>
    </style:style>
    <style:style style:name="T121" style:family="text">
      <style:text-properties style:font-name="Sans-serif" fo:font-weight="normal" officeooo:rsid="0376a912" style:font-weight-asian="normal" style:font-weight-complex="normal"/>
    </style:style>
    <style:style style:name="T122" style:family="text">
      <style:text-properties style:font-name="Sans-serif" fo:font-weight="normal" officeooo:rsid="03c529c6" style:font-weight-asian="normal" style:font-weight-complex="normal"/>
    </style:style>
    <style:style style:name="T123" style:family="text">
      <style:text-properties style:font-name="Sans-serif" fo:font-weight="normal" officeooo:rsid="03c7218e" style:font-weight-asian="normal" style:font-weight-complex="normal"/>
    </style:style>
    <style:style style:name="T124" style:family="text">
      <style:text-properties style:font-name="Sans-serif" fo:font-weight="normal" officeooo:rsid="044d60c0" style:font-weight-asian="normal" style:font-weight-complex="normal"/>
    </style:style>
    <style:style style:name="T125" style:family="text">
      <style:text-properties style:font-name="Sans-serif" fo:font-weight="normal" officeooo:rsid="044eb4c7" style:font-weight-asian="normal" style:font-weight-complex="normal"/>
    </style:style>
    <style:style style:name="T126" style:family="text">
      <style:text-properties style:font-name="Sans-serif" fo:font-weight="normal" officeooo:rsid="0464031c" style:font-weight-asian="normal" style:font-weight-complex="normal"/>
    </style:style>
    <style:style style:name="T127" style:family="text">
      <style:text-properties style:font-name="Sans-serif" fo:font-style="italic" fo:font-weight="normal" style:font-style-asian="italic" style:font-weight-asian="normal" style:font-style-complex="italic" style:font-weight-complex="normal"/>
    </style:style>
    <style:style style:name="T128" style:family="text">
      <style:text-properties style:font-name="Sans-serif" fo:font-style="italic" fo:font-weight="normal" officeooo:rsid="01e65837" style:font-style-asian="italic" style:font-weight-asian="normal" style:font-style-complex="italic" style:font-weight-complex="normal"/>
    </style:style>
    <style:style style:name="T129" style:family="text">
      <style:text-properties style:font-name="Sans-serif" fo:font-style="italic" fo:font-weight="normal" officeooo:rsid="0067cff2" style:font-style-asian="italic" style:font-weight-asian="normal" style:font-style-complex="italic" style:font-weight-complex="normal"/>
    </style:style>
    <style:style style:name="T130" style:family="text">
      <style:text-properties style:font-name="Sans-serif" fo:font-style="italic" fo:font-weight="normal" officeooo:rsid="033f278b" style:font-style-asian="italic" style:font-weight-asian="normal" style:font-style-complex="italic" style:font-weight-complex="normal"/>
    </style:style>
    <style:style style:name="T131" style:family="text">
      <style:text-properties style:font-name="Sans-serif" fo:font-style="italic" fo:font-weight="normal" officeooo:rsid="03d36c9e" style:font-style-asian="italic" style:font-weight-asian="normal" style:font-style-complex="italic" style:font-weight-complex="normal"/>
    </style:style>
    <style:style style:name="T132" style:family="text">
      <style:text-properties style:font-name="Sans-serif" fo:font-weight="bold" style:font-weight-asian="bold" style:font-weight-complex="bold"/>
    </style:style>
    <style:style style:name="T133" style:family="text">
      <style:text-properties style:font-name="Sans-serif" fo:font-weight="bold" officeooo:rsid="0067cff2" style:font-weight-asian="bold" style:font-weight-complex="bold"/>
    </style:style>
    <style:style style:name="T134" style:family="text">
      <style:text-properties style:font-name="Sans-serif" fo:font-weight="bold" officeooo:rsid="019893f7" style:font-weight-asian="bold" style:font-weight-complex="bold"/>
    </style:style>
    <style:style style:name="T135" style:family="text">
      <style:text-properties style:font-name="Sans-serif" officeooo:rsid="014d2b16"/>
    </style:style>
    <style:style style:name="T136" style:family="text">
      <style:text-properties style:font-name="Sans-serif" officeooo:rsid="015720ac"/>
    </style:style>
    <style:style style:name="T137" style:family="text">
      <style:text-properties style:font-name="Sans-serif" officeooo:rsid="0067cff2"/>
    </style:style>
    <style:style style:name="T138" style:family="text">
      <style:text-properties style:font-name="Sans-serif" fo:font-style="normal" style:font-style-asian="normal" style:font-style-complex="normal"/>
    </style:style>
    <style:style style:name="T139" style:family="text">
      <style:text-properties style:font-name="Sans-serif" fo:font-style="normal" officeooo:rsid="01d245f3" style:font-style-asian="normal" style:font-style-complex="normal"/>
    </style:style>
    <style:style style:name="T140" style:family="text">
      <style:text-properties style:font-name="Sans-serif" fo:font-style="normal" officeooo:rsid="01d321b8" style:font-style-asian="normal" style:font-style-complex="normal"/>
    </style:style>
    <style:style style:name="T141" style:family="text">
      <style:text-properties style:font-name="Sans-serif" fo:font-style="normal" officeooo:rsid="01d58004" style:font-style-asian="normal" style:font-style-complex="normal"/>
    </style:style>
    <style:style style:name="T142" style:family="text">
      <style:text-properties style:font-name="Sans-serif" fo:font-style="normal" officeooo:rsid="01d5b2fd" style:font-style-asian="normal" style:font-style-complex="normal"/>
    </style:style>
    <style:style style:name="T143" style:family="text">
      <style:text-properties style:font-name="Sans-serif" fo:font-style="normal" officeooo:rsid="01eb6d14" style:font-style-asian="normal" style:font-style-complex="normal"/>
    </style:style>
    <style:style style:name="T144" style:family="text">
      <style:text-properties style:font-name="Sans-serif" fo:font-style="normal" officeooo:rsid="02930a4d" style:font-style-asian="normal" style:font-style-complex="normal"/>
    </style:style>
    <style:style style:name="T145" style:family="text">
      <style:text-properties style:font-name="Sans-serif" fo:font-style="normal" fo:font-weight="normal" style:font-style-asian="normal" style:font-weight-asian="normal" style:font-style-complex="normal" style:font-weight-complex="normal"/>
    </style:style>
    <style:style style:name="T146" style:family="text">
      <style:text-properties style:font-name="Sans-serif" fo:font-style="normal" fo:font-weight="normal" officeooo:rsid="01b1116c" style:font-style-asian="normal" style:font-weight-asian="normal" style:font-style-complex="normal" style:font-weight-complex="normal"/>
    </style:style>
    <style:style style:name="T147" style:family="text">
      <style:text-properties style:font-name="Sans-serif" fo:font-style="normal" fo:font-weight="normal" officeooo:rsid="01b1de28" style:font-style-asian="normal" style:font-weight-asian="normal" style:font-style-complex="normal" style:font-weight-complex="normal"/>
    </style:style>
    <style:style style:name="T148" style:family="text">
      <style:text-properties style:font-name="Sans-serif" fo:font-style="normal" fo:font-weight="normal" officeooo:rsid="01b2539a" style:font-style-asian="normal" style:font-weight-asian="normal" style:font-style-complex="normal" style:font-weight-complex="normal"/>
    </style:style>
    <style:style style:name="T149" style:family="text">
      <style:text-properties style:font-name="Sans-serif" fo:font-style="normal" fo:font-weight="normal" officeooo:rsid="01bdf7d8" style:font-style-asian="normal" style:font-weight-asian="normal" style:font-style-complex="normal" style:font-weight-complex="normal"/>
    </style:style>
    <style:style style:name="T150" style:family="text">
      <style:text-properties style:font-name="Sans-serif" fo:font-style="normal" fo:font-weight="normal" officeooo:rsid="01e65837" style:font-style-asian="normal" style:font-weight-asian="normal" style:font-style-complex="normal" style:font-weight-complex="normal"/>
    </style:style>
    <style:style style:name="T151" style:family="text">
      <style:text-properties style:font-name="Sans-serif" fo:font-style="normal" fo:font-weight="normal" officeooo:rsid="01e8eb45" style:font-style-asian="normal" style:font-weight-asian="normal" style:font-style-complex="normal" style:font-weight-complex="normal"/>
    </style:style>
    <style:style style:name="T152" style:family="text">
      <style:text-properties style:font-name="Sans-serif" fo:font-style="normal" fo:font-weight="normal" officeooo:rsid="01ea2a5b" style:font-style-asian="normal" style:font-weight-asian="normal" style:font-style-complex="normal" style:font-weight-complex="normal"/>
    </style:style>
    <style:style style:name="T153" style:family="text">
      <style:text-properties style:font-name="Sans-serif" fo:font-style="normal" fo:font-weight="normal" officeooo:rsid="01eaa17f" style:font-style-asian="normal" style:font-weight-asian="normal" style:font-style-complex="normal" style:font-weight-complex="normal"/>
    </style:style>
    <style:style style:name="T154" style:family="text">
      <style:text-properties style:font-name="Sans-serif" fo:font-style="normal" fo:font-weight="normal" officeooo:rsid="01fd7cf7" style:font-style-asian="normal" style:font-weight-asian="normal" style:font-style-complex="normal" style:font-weight-complex="normal"/>
    </style:style>
    <style:style style:name="T155" style:family="text">
      <style:text-properties style:font-name="Sans-serif" fo:font-style="normal" fo:font-weight="normal" officeooo:rsid="0295717f" style:font-style-asian="normal" style:font-weight-asian="normal" style:font-style-complex="normal" style:font-weight-complex="normal"/>
    </style:style>
    <style:style style:name="T156" style:family="text">
      <style:text-properties style:font-name="Sans-serif" fo:font-style="normal" fo:font-weight="normal" officeooo:rsid="0296d008" style:font-style-asian="normal" style:font-weight-asian="normal" style:font-style-complex="normal" style:font-weight-complex="normal"/>
    </style:style>
    <style:style style:name="T157" style:family="text">
      <style:text-properties style:font-name="Sans-serif" fo:font-style="normal" fo:font-weight="normal" officeooo:rsid="0067cff2" style:font-style-asian="normal" style:font-weight-asian="normal" style:font-style-complex="normal" style:font-weight-complex="normal"/>
    </style:style>
    <style:style style:name="T158" style:family="text">
      <style:text-properties style:font-name="Sans-serif" fo:font-style="normal" fo:font-weight="normal" officeooo:rsid="032b8ea3" style:font-style-asian="normal" style:font-weight-asian="normal" style:font-style-complex="normal" style:font-weight-complex="normal"/>
    </style:style>
    <style:style style:name="T159" style:family="text">
      <style:text-properties style:font-name="Sans-serif" fo:font-style="normal" fo:font-weight="normal" officeooo:rsid="032d22c7" style:font-style-asian="normal" style:font-weight-asian="normal" style:font-style-complex="normal" style:font-weight-complex="normal"/>
    </style:style>
    <style:style style:name="T160" style:family="text">
      <style:text-properties style:font-name="Sans-serif" fo:font-style="normal" fo:font-weight="normal" officeooo:rsid="033f278b" style:font-style-asian="normal" style:font-weight-asian="normal" style:font-style-complex="normal" style:font-weight-complex="normal"/>
    </style:style>
    <style:style style:name="T161" style:family="text">
      <style:text-properties style:font-name="Sans-serif" fo:font-style="normal" fo:font-weight="normal" officeooo:rsid="0347aa04" style:font-style-asian="normal" style:font-weight-asian="normal" style:font-style-complex="normal" style:font-weight-complex="normal"/>
    </style:style>
    <style:style style:name="T162" style:family="text">
      <style:text-properties style:font-name="Sans-serif" fo:font-style="normal" fo:font-weight="normal" officeooo:rsid="03565dde" style:font-style-asian="normal" style:font-weight-asian="normal" style:font-style-complex="normal" style:font-weight-complex="normal"/>
    </style:style>
    <style:style style:name="T163" style:family="text">
      <style:text-properties style:font-name="Sans-serif" fo:font-style="normal" fo:font-weight="normal" officeooo:rsid="0357e7a9" style:font-style-asian="normal" style:font-weight-asian="normal" style:font-style-complex="normal" style:font-weight-complex="normal"/>
    </style:style>
    <style:style style:name="T164" style:family="text">
      <style:text-properties style:font-name="Sans-serif" fo:font-style="normal" fo:font-weight="normal" officeooo:rsid="03591b20" style:font-style-asian="normal" style:font-weight-asian="normal" style:font-style-complex="normal" style:font-weight-complex="normal"/>
    </style:style>
    <style:style style:name="T165" style:family="text">
      <style:text-properties style:font-name="Sans-serif" fo:font-style="normal" fo:font-weight="normal" officeooo:rsid="03cbbd62" style:font-style-asian="normal" style:font-weight-asian="normal" style:font-style-complex="normal" style:font-weight-complex="normal"/>
    </style:style>
    <style:style style:name="T166" style:family="text">
      <style:text-properties style:font-name="Sans-serif" fo:font-style="normal" fo:font-weight="normal" officeooo:rsid="03d008e7" style:font-style-asian="normal" style:font-weight-asian="normal" style:font-style-complex="normal" style:font-weight-complex="normal"/>
    </style:style>
    <style:style style:name="T167" style:family="text">
      <style:text-properties style:font-name="Sans-serif" fo:font-style="normal" fo:font-weight="normal" officeooo:rsid="03d36c9e" style:font-style-asian="normal" style:font-weight-asian="normal" style:font-style-complex="normal" style:font-weight-complex="normal"/>
    </style:style>
    <style:style style:name="T168" style:family="text">
      <style:text-properties style:font-name="Sans-serif" fo:font-style="normal" fo:font-weight="normal" officeooo:rsid="03d566f4" style:font-style-asian="normal" style:font-weight-asian="normal" style:font-style-complex="normal" style:font-weight-complex="normal"/>
    </style:style>
    <style:style style:name="T169" style:family="text">
      <style:text-properties style:font-name="Sans-serif" fo:font-style="normal" fo:font-weight="normal" officeooo:rsid="045e11ff" style:font-style-asian="normal" style:font-weight-asian="normal" style:font-style-complex="normal" style:font-weight-complex="normal"/>
    </style:style>
    <style:style style:name="T170" style:family="text">
      <style:text-properties style:font-name="Sans-serif" fo:font-style="normal" fo:font-weight="normal" officeooo:rsid="045e7155" style:font-style-asian="normal" style:font-weight-asian="normal" style:font-style-complex="normal" style:font-weight-complex="normal"/>
    </style:style>
    <style:style style:name="T171" style:family="text">
      <style:text-properties style:font-name="Sans-serif" fo:font-style="normal" style:text-underline-style="solid" style:text-underline-width="auto" style:text-underline-color="font-color" officeooo:rsid="02930a4d" style:font-style-asian="normal" style:font-style-complex="normal"/>
    </style:style>
    <style:style style:name="T172" style:family="text">
      <style:text-properties style:font-name="Sans-serif" officeooo:rsid="019fc98b"/>
    </style:style>
    <style:style style:name="T173" style:family="text">
      <style:text-properties style:font-name="Sans-serif" fo:font-size="9pt" fo:font-weight="normal" style:font-size-asian="9pt" style:font-weight-asian="normal" style:font-size-complex="9pt" style:font-weight-complex="normal"/>
    </style:style>
    <style:style style:name="T174" style:family="text">
      <style:text-properties style:font-name="Sans-serif" fo:font-size="9pt" fo:font-weight="normal" officeooo:rsid="0193a4c8" style:font-size-asian="9pt" style:font-weight-asian="normal" style:font-size-complex="9pt" style:font-weight-complex="normal"/>
    </style:style>
    <style:style style:name="T175" style:family="text">
      <style:text-properties style:font-name="Sans-serif" fo:font-size="9pt" fo:font-weight="normal" officeooo:rsid="016f4712" style:font-size-asian="9pt" style:font-weight-asian="normal" style:font-size-complex="9pt" style:font-weight-complex="normal"/>
    </style:style>
    <style:style style:name="T176" style:family="text">
      <style:text-properties style:font-name="Sans-serif" fo:font-size="9pt" fo:font-weight="normal" officeooo:rsid="01724388" style:font-size-asian="9pt" style:font-weight-asian="normal" style:font-size-complex="9pt" style:font-weight-complex="normal"/>
    </style:style>
    <style:style style:name="T177" style:family="text">
      <style:text-properties style:font-name="Sans-serif" fo:font-size="9pt" fo:font-weight="normal" officeooo:rsid="02a4546b" style:font-size-asian="9pt" style:font-weight-asian="normal" style:font-size-complex="9pt" style:font-weight-complex="normal"/>
    </style:style>
    <style:style style:name="T178" style:family="text">
      <style:text-properties style:font-name="Sans-serif" fo:font-size="9pt" fo:font-weight="normal" officeooo:rsid="02a7762d" style:font-size-asian="9pt" style:font-weight-asian="normal" style:font-size-complex="9pt" style:font-weight-complex="normal"/>
    </style:style>
    <style:style style:name="T179" style:family="text">
      <style:text-properties style:font-name="Sans-serif" fo:font-size="9pt" fo:font-weight="normal" officeooo:rsid="02c6b77b" style:font-size-asian="9pt" style:font-weight-asian="normal" style:font-size-complex="9pt" style:font-weight-complex="normal"/>
    </style:style>
    <style:style style:name="T180" style:family="text">
      <style:text-properties style:font-name="Sans-serif" fo:font-size="9pt" fo:font-weight="normal" officeooo:rsid="02f0190d" style:font-size-asian="9pt" style:font-weight-asian="normal" style:font-size-complex="9pt" style:font-weight-complex="normal"/>
    </style:style>
    <style:style style:name="T181" style:family="text">
      <style:text-properties style:font-name="Sans-serif" fo:font-size="9pt" fo:font-weight="normal" officeooo:rsid="043fa5ec" style:font-size-asian="9pt" style:font-weight-asian="normal" style:font-size-complex="9pt" style:font-weight-complex="normal"/>
    </style:style>
    <style:style style:name="T182" style:family="text">
      <style:text-properties style:font-name="Sans-serif" fo:font-size="9pt" fo:font-weight="normal" officeooo:rsid="0445e733" style:font-size-asian="9pt" style:font-weight-asian="normal" style:font-size-complex="9pt" style:font-weight-complex="normal"/>
    </style:style>
    <style:style style:name="T183" style:family="text">
      <style:text-properties style:font-name="Sans-serif" fo:font-size="9pt" fo:font-weight="normal" officeooo:rsid="0447dda6" style:font-size-asian="9pt" style:font-weight-asian="normal" style:font-size-complex="9pt" style:font-weight-complex="normal"/>
    </style:style>
    <style:style style:name="T184" style:family="text">
      <style:text-properties style:font-name="Sans-serif" fo:font-size="9pt" fo:font-weight="normal" officeooo:rsid="0448e05d" style:font-size-asian="9pt" style:font-weight-asian="normal" style:font-size-complex="9pt" style:font-weight-complex="normal"/>
    </style:style>
    <style:style style:name="T185" style:family="text">
      <style:text-properties style:font-name="Sans-serif" fo:font-size="9pt" fo:font-weight="normal" officeooo:rsid="0449068d" style:font-size-asian="9pt" style:font-weight-asian="normal" style:font-size-complex="9pt" style:font-weight-complex="normal"/>
    </style:style>
    <style:style style:name="T186" style:family="text">
      <style:text-properties style:font-name="Sans-serif" fo:font-size="9pt" fo:font-weight="normal" officeooo:rsid="0459c932" style:font-size-asian="9pt" style:font-weight-asian="normal" style:font-size-complex="9pt" style:font-weight-complex="normal"/>
    </style:style>
    <style:style style:name="T187"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188"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189" style:family="text">
      <style:text-properties style:font-name="Sans-serif" fo:font-size="9pt" style:font-size-asian="9pt" style:font-size-complex="9pt"/>
    </style:style>
    <style:style style:name="T190" style:family="text">
      <style:text-properties style:font-name="Sans-serif" fo:font-size="9pt" officeooo:rsid="03ff1a36" style:font-size-asian="9pt" style:font-size-complex="9pt"/>
    </style:style>
    <style:style style:name="T191" style:family="text">
      <style:text-properties style:font-name="Sans-serif" fo:font-size="9pt" officeooo:rsid="0408b66e" style:font-size-asian="9pt" style:font-size-complex="9pt"/>
    </style:style>
    <style:style style:name="T192" style:family="text">
      <style:text-properties style:font-name="Sans-serif" officeooo:rsid="01761ba2"/>
    </style:style>
    <style:style style:name="T193" style:family="text">
      <style:text-properties style:font-name="Sans-serif" officeooo:rsid="015d7ab9"/>
    </style:style>
    <style:style style:name="T194" style:family="text">
      <style:text-properties style:font-name="Sans-serif" officeooo:rsid="016181c1"/>
    </style:style>
    <style:style style:name="T195" style:family="text">
      <style:text-properties style:font-name="Sans-serif" officeooo:rsid="03a96d89"/>
    </style:style>
    <style:style style:name="T196" style:family="text">
      <style:text-properties style:font-name="Sans-serif" officeooo:rsid="03c376e4"/>
    </style:style>
    <style:style style:name="T197" style:family="text">
      <style:text-properties style:font-name="Sans-serif" officeooo:rsid="03d70e67"/>
    </style:style>
    <style:style style:name="T198" style:family="text">
      <style:text-properties style:font-name="Sans-serif" officeooo:rsid="03da28c8"/>
    </style:style>
    <style:style style:name="T199" style:family="text">
      <style:text-properties style:font-name="Sans-serif" officeooo:rsid="03dc352e"/>
    </style:style>
    <style:style style:name="T200" style:family="text">
      <style:text-properties style:font-name="Sans-serif" officeooo:rsid="04293207"/>
    </style:style>
    <style:style style:name="T201" style:family="text">
      <style:text-properties officeooo:rsid="00218d85"/>
    </style:style>
    <style:style style:name="T202" style:family="text">
      <style:text-properties officeooo:rsid="0067cff2"/>
    </style:style>
    <style:style style:name="T203" style:family="text">
      <style:text-properties fo:font-style="normal" style:font-style-asian="normal" style:font-style-complex="normal"/>
    </style:style>
    <style:style style:name="T204" style:family="text">
      <style:text-properties fo:font-style="normal" officeooo:rsid="00f08a05" style:font-style-asian="normal" style:font-style-complex="normal"/>
    </style:style>
    <style:style style:name="T205" style:family="text">
      <style:text-properties fo:font-style="normal" officeooo:rsid="0113d6f4" style:font-style-asian="normal" style:font-style-complex="normal"/>
    </style:style>
    <style:style style:name="T206" style:family="text">
      <style:text-properties fo:font-style="normal" officeooo:rsid="01443ee6" style:font-style-asian="normal" style:font-style-complex="normal"/>
    </style:style>
    <style:style style:name="T207" style:family="text">
      <style:text-properties fo:font-style="normal" officeooo:rsid="01478c9b" style:font-style-asian="normal" style:font-style-complex="normal"/>
    </style:style>
    <style:style style:name="T208" style:family="text">
      <style:text-properties fo:font-style="normal" officeooo:rsid="0151f046" style:font-style-asian="normal" style:font-style-complex="normal"/>
    </style:style>
    <style:style style:name="T209" style:family="text">
      <style:text-properties fo:font-style="normal" officeooo:rsid="0155774f" style:font-style-asian="normal" style:font-style-complex="normal"/>
    </style:style>
    <style:style style:name="T210" style:family="text">
      <style:text-properties fo:font-style="normal" officeooo:rsid="0155df3b" style:font-style-asian="normal" style:font-style-complex="normal"/>
    </style:style>
    <style:style style:name="T211" style:family="text">
      <style:text-properties fo:font-style="normal" officeooo:rsid="01836e6f" style:font-style-asian="normal" style:font-style-complex="normal"/>
    </style:style>
    <style:style style:name="T212" style:family="text">
      <style:text-properties fo:font-style="normal" officeooo:rsid="0183ba44" style:font-style-asian="normal" style:font-style-complex="normal"/>
    </style:style>
    <style:style style:name="T213" style:family="text">
      <style:text-properties fo:font-style="normal" officeooo:rsid="01ebec01" style:font-style-asian="normal" style:font-style-complex="normal"/>
    </style:style>
    <style:style style:name="T214" style:family="text">
      <style:text-properties fo:font-style="normal" officeooo:rsid="01d220bb" style:font-style-asian="normal" style:font-style-complex="normal"/>
    </style:style>
    <style:style style:name="T215" style:family="text">
      <style:text-properties fo:font-style="normal" officeooo:rsid="02179776" style:font-style-asian="normal" style:font-style-complex="normal"/>
    </style:style>
    <style:style style:name="T216" style:family="text">
      <style:text-properties fo:font-style="normal" officeooo:rsid="022da1e3" style:font-style-asian="normal" style:font-style-complex="normal"/>
    </style:style>
    <style:style style:name="T217" style:family="text">
      <style:text-properties fo:font-style="normal" officeooo:rsid="027a31ad" style:font-style-asian="normal" style:font-style-complex="normal"/>
    </style:style>
    <style:style style:name="T218" style:family="text">
      <style:text-properties fo:font-style="normal" officeooo:rsid="027b4658" style:font-style-asian="normal" style:font-style-complex="normal"/>
    </style:style>
    <style:style style:name="T219" style:family="text">
      <style:text-properties fo:font-style="normal" officeooo:rsid="0278b763" style:font-style-asian="normal" style:font-style-complex="normal"/>
    </style:style>
    <style:style style:name="T220" style:family="text">
      <style:text-properties fo:font-style="normal" officeooo:rsid="0291b3ef" style:font-style-asian="normal" style:font-style-complex="normal"/>
    </style:style>
    <style:style style:name="T221" style:family="text">
      <style:text-properties fo:font-style="normal" officeooo:rsid="028b168c" style:font-style-asian="normal" style:font-style-complex="normal"/>
    </style:style>
    <style:style style:name="T222" style:family="text">
      <style:text-properties fo:font-style="normal" officeooo:rsid="03013f25" style:font-style-asian="normal" style:font-style-complex="normal"/>
    </style:style>
    <style:style style:name="T223" style:family="text">
      <style:text-properties fo:font-style="normal" officeooo:rsid="01761ba2" style:font-style-asian="normal" style:font-style-complex="normal"/>
    </style:style>
    <style:style style:name="T224" style:family="text">
      <style:text-properties fo:font-style="normal" officeooo:rsid="0404bfeb" style:font-style-asian="normal" style:font-style-complex="normal"/>
    </style:style>
    <style:style style:name="T225" style:family="text">
      <style:text-properties fo:font-style="normal" officeooo:rsid="040577f9" style:font-style-asian="normal" style:font-style-complex="normal"/>
    </style:style>
    <style:style style:name="T226" style:family="text">
      <style:text-properties fo:font-style="normal" officeooo:rsid="043cb64e" style:font-style-asian="normal" style:font-style-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b6a7b2" style:font-style-asian="normal" style:font-weight-asian="normal" style:font-style-complex="normal" style:font-weight-complex="normal"/>
    </style:style>
    <style:style style:name="T229" style:family="text">
      <style:text-properties fo:font-style="normal" fo:font-weight="normal" officeooo:rsid="01761ba2" style:font-style-asian="normal" style:font-weight-asian="normal" style:font-style-complex="normal" style:font-weight-complex="normal"/>
    </style:style>
    <style:style style:name="T230" style:family="text">
      <style:text-properties fo:font-style="normal" fo:font-weight="normal" officeooo:rsid="01cdb643" style:font-style-asian="normal" style:font-weight-asian="normal" style:font-style-complex="normal" style:font-weight-complex="normal"/>
    </style:style>
    <style:style style:name="T231" style:family="text">
      <style:text-properties fo:font-style="normal" fo:font-weight="normal" officeooo:rsid="01d220bb" style:font-style-asian="normal" style:font-weight-asian="normal" style:font-style-complex="normal" style:font-weight-complex="normal"/>
    </style:style>
    <style:style style:name="T232" style:family="text">
      <style:text-properties fo:font-style="normal" fo:font-weight="normal" officeooo:rsid="01d8eb39" style:font-style-asian="normal" style:font-weight-asian="normal" style:font-style-complex="normal" style:font-weight-complex="normal"/>
    </style:style>
    <style:style style:name="T233" style:family="text">
      <style:text-properties fo:font-style="normal" fo:font-weight="normal" officeooo:rsid="01da591b" style:font-style-asian="normal" style:font-weight-asian="normal" style:font-style-complex="normal" style:font-weight-complex="normal"/>
    </style:style>
    <style:style style:name="T234" style:family="text">
      <style:text-properties fo:font-style="normal" fo:font-weight="normal" officeooo:rsid="01e08916" style:font-style-asian="normal" style:font-weight-asian="normal" style:font-style-complex="normal" style:font-weight-complex="normal"/>
    </style:style>
    <style:style style:name="T235" style:family="text">
      <style:text-properties fo:font-style="normal" fo:font-weight="normal" officeooo:rsid="01e3db44" style:font-style-asian="normal" style:font-weight-asian="normal" style:font-style-complex="normal" style:font-weight-complex="normal"/>
    </style:style>
    <style:style style:name="T236" style:family="text">
      <style:text-properties fo:font-style="normal" fo:font-weight="normal" officeooo:rsid="01fdecdf" style:font-style-asian="normal" style:font-weight-asian="normal" style:font-style-complex="normal" style:font-weight-complex="normal"/>
    </style:style>
    <style:style style:name="T237" style:family="text">
      <style:text-properties fo:font-style="normal" fo:font-weight="normal" officeooo:rsid="020073f0" style:font-style-asian="normal" style:font-weight-asian="normal" style:font-style-complex="normal" style:font-weight-complex="normal"/>
    </style:style>
    <style:style style:name="T238" style:family="text">
      <style:text-properties fo:font-style="normal" fo:font-weight="normal" officeooo:rsid="0206294a" style:font-style-asian="normal" style:font-weight-asian="normal" style:font-style-complex="normal" style:font-weight-complex="normal"/>
    </style:style>
    <style:style style:name="T239" style:family="text">
      <style:text-properties fo:font-style="normal" fo:font-weight="normal" officeooo:rsid="01dd1bb0" style:font-style-asian="normal" style:font-weight-asian="normal" style:font-style-complex="normal" style:font-weight-complex="normal"/>
    </style:style>
    <style:style style:name="T240" style:family="text">
      <style:text-properties fo:font-style="normal" fo:font-weight="normal" officeooo:rsid="01763c61" style:font-style-asian="normal" style:font-weight-asian="normal" style:font-style-complex="normal" style:font-weight-complex="normal"/>
    </style:style>
    <style:style style:name="T241" style:family="text">
      <style:text-properties fo:font-style="normal" fo:font-weight="normal" officeooo:rsid="01a162fd" style:font-style-asian="normal" style:font-weight-asian="normal" style:font-style-complex="normal" style:font-weight-complex="normal"/>
    </style:style>
    <style:style style:name="T242" style:family="text">
      <style:text-properties fo:font-style="normal" fo:font-weight="normal" officeooo:rsid="020fa4f5" style:font-style-asian="normal" style:font-weight-asian="normal" style:font-style-complex="normal" style:font-weight-complex="normal"/>
    </style:style>
    <style:style style:name="T243" style:family="text">
      <style:text-properties fo:font-style="normal" fo:font-weight="normal" officeooo:rsid="021044aa" style:font-style-asian="normal" style:font-weight-asian="normal" style:font-style-complex="normal" style:font-weight-complex="normal"/>
    </style:style>
    <style:style style:name="T244" style:family="text">
      <style:text-properties fo:font-style="normal" fo:font-weight="normal" officeooo:rsid="0211ad87" style:font-style-asian="normal" style:font-weight-asian="normal" style:font-style-complex="normal" style:font-weight-complex="normal"/>
    </style:style>
    <style:style style:name="T245" style:family="text">
      <style:text-properties fo:font-style="normal" fo:font-weight="normal" officeooo:rsid="02131e54" style:font-style-asian="normal" style:font-weight-asian="normal" style:font-style-complex="normal" style:font-weight-complex="normal"/>
    </style:style>
    <style:style style:name="T246" style:family="text">
      <style:text-properties fo:font-style="normal" fo:font-weight="normal" officeooo:rsid="0213f9b1" style:font-style-asian="normal" style:font-weight-asian="normal" style:font-style-complex="normal" style:font-weight-complex="normal"/>
    </style:style>
    <style:style style:name="T247" style:family="text">
      <style:text-properties fo:font-style="normal" fo:font-weight="normal" officeooo:rsid="021a9ac3" style:font-style-asian="normal" style:font-weight-asian="normal" style:font-style-complex="normal" style:font-weight-complex="normal"/>
    </style:style>
    <style:style style:name="T248" style:family="text">
      <style:text-properties fo:font-style="normal" fo:font-weight="normal" officeooo:rsid="021b5e66" style:font-style-asian="normal" style:font-weight-asian="normal" style:font-style-complex="normal" style:font-weight-complex="normal"/>
    </style:style>
    <style:style style:name="T249" style:family="text">
      <style:text-properties fo:font-style="normal" fo:font-weight="normal" officeooo:rsid="021b8bf3" style:font-style-asian="normal" style:font-weight-asian="normal" style:font-style-complex="normal" style:font-weight-complex="normal"/>
    </style:style>
    <style:style style:name="T250" style:family="text">
      <style:text-properties fo:font-style="normal" fo:font-weight="normal" officeooo:rsid="02662d4a" style:font-style-asian="normal" style:font-weight-asian="normal" style:font-style-complex="normal" style:font-weight-complex="normal"/>
    </style:style>
    <style:style style:name="T251" style:family="text">
      <style:text-properties fo:font-style="normal" fo:font-weight="normal" officeooo:rsid="026bd55a" style:font-style-asian="normal" style:font-weight-asian="normal" style:font-style-complex="normal" style:font-weight-complex="normal"/>
    </style:style>
    <style:style style:name="T252" style:family="text">
      <style:text-properties fo:font-style="normal" fo:font-weight="normal" officeooo:rsid="02721a9d" style:font-style-asian="normal" style:font-weight-asian="normal" style:font-style-complex="normal" style:font-weight-complex="normal"/>
    </style:style>
    <style:style style:name="T253" style:family="text">
      <style:text-properties fo:font-style="normal" fo:font-weight="normal" officeooo:rsid="0272eb10" style:font-style-asian="normal" style:font-weight-asian="normal" style:font-style-complex="normal" style:font-weight-complex="normal"/>
    </style:style>
    <style:style style:name="T254" style:family="text">
      <style:text-properties fo:font-style="normal" fo:font-weight="normal" officeooo:rsid="02754cf5" style:font-style-asian="normal" style:font-weight-asian="normal" style:font-style-complex="normal" style:font-weight-complex="normal"/>
    </style:style>
    <style:style style:name="T255" style:family="text">
      <style:text-properties fo:font-style="normal" fo:font-weight="normal" officeooo:rsid="022da1e3" style:font-style-asian="normal" style:font-weight-asian="normal" style:font-style-complex="normal" style:font-weight-complex="normal"/>
    </style:style>
    <style:style style:name="T256" style:family="text">
      <style:text-properties fo:font-style="normal" fo:font-weight="normal" officeooo:rsid="02772f4c" style:font-style-asian="normal" style:font-weight-asian="normal" style:font-style-complex="normal" style:font-weight-complex="normal"/>
    </style:style>
    <style:style style:name="T257" style:family="text">
      <style:text-properties fo:font-style="normal" fo:font-weight="normal" officeooo:rsid="0278b763" style:font-style-asian="normal" style:font-weight-asian="normal" style:font-style-complex="normal" style:font-weight-complex="normal"/>
    </style:style>
    <style:style style:name="T258" style:family="text">
      <style:text-properties fo:font-style="normal" fo:font-weight="normal" officeooo:rsid="027a1814" style:font-style-asian="normal" style:font-weight-asian="normal" style:font-style-complex="normal" style:font-weight-complex="normal"/>
    </style:style>
    <style:style style:name="T259" style:family="text">
      <style:text-properties fo:font-style="normal" fo:font-weight="normal" officeooo:rsid="027a31ad" style:font-style-asian="normal" style:font-weight-asian="normal" style:font-style-complex="normal" style:font-weight-complex="normal"/>
    </style:style>
    <style:style style:name="T260" style:family="text">
      <style:text-properties fo:font-style="normal" fo:font-weight="normal" officeooo:rsid="027c085d" style:font-style-asian="normal" style:font-weight-asian="normal" style:font-style-complex="normal" style:font-weight-complex="normal"/>
    </style:style>
    <style:style style:name="T261" style:family="text">
      <style:text-properties fo:font-style="normal" fo:font-weight="normal" officeooo:rsid="027dfbc3" style:font-style-asian="normal" style:font-weight-asian="normal" style:font-style-complex="normal" style:font-weight-complex="normal"/>
    </style:style>
    <style:style style:name="T262" style:family="text">
      <style:text-properties fo:font-style="normal" fo:font-weight="normal" officeooo:rsid="0280e20c" style:font-style-asian="normal" style:font-weight-asian="normal" style:font-style-complex="normal" style:font-weight-complex="normal"/>
    </style:style>
    <style:style style:name="T263" style:family="text">
      <style:text-properties fo:font-style="normal" fo:font-weight="normal" officeooo:rsid="02829209" style:font-style-asian="normal" style:font-weight-asian="normal" style:font-style-complex="normal" style:font-weight-complex="normal"/>
    </style:style>
    <style:style style:name="T264" style:family="text">
      <style:text-properties fo:font-style="normal" fo:font-weight="normal" officeooo:rsid="028667bc" style:font-style-asian="normal" style:font-weight-asian="normal" style:font-style-complex="normal" style:font-weight-complex="normal"/>
    </style:style>
    <style:style style:name="T265" style:family="text">
      <style:text-properties fo:font-style="normal" fo:font-weight="normal" officeooo:rsid="0287db41" style:font-style-asian="normal" style:font-weight-asian="normal" style:font-style-complex="normal" style:font-weight-complex="normal"/>
    </style:style>
    <style:style style:name="T266" style:family="text">
      <style:text-properties fo:font-style="normal" fo:font-weight="normal" officeooo:rsid="0288e2ec" style:font-style-asian="normal" style:font-weight-asian="normal" style:font-style-complex="normal" style:font-weight-complex="normal"/>
    </style:style>
    <style:style style:name="T267" style:family="text">
      <style:text-properties fo:font-style="normal" fo:font-weight="normal" officeooo:rsid="028a678f" style:font-style-asian="normal" style:font-weight-asian="normal" style:font-style-complex="normal" style:font-weight-complex="normal"/>
    </style:style>
    <style:style style:name="T268" style:family="text">
      <style:text-properties fo:font-style="normal" fo:font-weight="normal" officeooo:rsid="028aaa5c" style:font-style-asian="normal" style:font-weight-asian="normal" style:font-style-complex="normal" style:font-weight-complex="normal"/>
    </style:style>
    <style:style style:name="T269" style:family="text">
      <style:text-properties fo:font-style="normal" fo:font-weight="normal" officeooo:rsid="028b168c" style:font-style-asian="normal" style:font-weight-asian="normal" style:font-style-complex="normal" style:font-weight-complex="normal"/>
    </style:style>
    <style:style style:name="T270" style:family="text">
      <style:text-properties fo:font-style="normal" fo:font-weight="normal" officeooo:rsid="028c29cb" style:font-style-asian="normal" style:font-weight-asian="normal" style:font-style-complex="normal" style:font-weight-complex="normal"/>
    </style:style>
    <style:style style:name="T271" style:family="text">
      <style:text-properties fo:font-style="normal" fo:font-weight="normal" officeooo:rsid="028cce98" style:font-style-asian="normal" style:font-weight-asian="normal" style:font-style-complex="normal" style:font-weight-complex="normal"/>
    </style:style>
    <style:style style:name="T272" style:family="text">
      <style:text-properties fo:font-style="normal" fo:font-weight="normal" officeooo:rsid="0290c81c" style:font-style-asian="normal" style:font-weight-asian="normal" style:font-style-complex="normal" style:font-weight-complex="normal"/>
    </style:style>
    <style:style style:name="T273" style:family="text">
      <style:text-properties fo:font-style="normal" fo:font-weight="normal" officeooo:rsid="029cf396" style:font-style-asian="normal" style:font-weight-asian="normal" style:font-style-complex="normal" style:font-weight-complex="normal"/>
    </style:style>
    <style:style style:name="T274" style:family="text">
      <style:text-properties fo:font-style="normal" fo:font-weight="normal" officeooo:rsid="02a1c961" style:font-style-asian="normal" style:font-weight-asian="normal" style:font-style-complex="normal" style:font-weight-complex="normal"/>
    </style:style>
    <style:style style:name="T275" style:family="text">
      <style:text-properties fo:font-style="normal" fo:font-weight="normal" officeooo:rsid="02abdeb6" style:font-style-asian="normal" style:font-weight-asian="normal" style:font-style-complex="normal" style:font-weight-complex="normal"/>
    </style:style>
    <style:style style:name="T276" style:family="text">
      <style:text-properties fo:font-style="normal" fo:font-weight="normal" officeooo:rsid="02acf3dd" style:font-style-asian="normal" style:font-weight-asian="normal" style:font-style-complex="normal" style:font-weight-complex="normal"/>
    </style:style>
    <style:style style:name="T277" style:family="text">
      <style:text-properties fo:font-style="normal" fo:font-weight="normal" officeooo:rsid="02aecb73" style:font-style-asian="normal" style:font-weight-asian="normal" style:font-style-complex="normal" style:font-weight-complex="normal"/>
    </style:style>
    <style:style style:name="T278" style:family="text">
      <style:text-properties fo:font-style="normal" fo:font-weight="normal" officeooo:rsid="02af976a" style:font-style-asian="normal" style:font-weight-asian="normal" style:font-style-complex="normal" style:font-weight-complex="normal"/>
    </style:style>
    <style:style style:name="T279" style:family="text">
      <style:text-properties fo:font-style="normal" fo:font-weight="normal" officeooo:rsid="02b0e2e3" style:font-style-asian="normal" style:font-weight-asian="normal" style:font-style-complex="normal" style:font-weight-complex="normal"/>
    </style:style>
    <style:style style:name="T280" style:family="text">
      <style:text-properties fo:font-style="normal" fo:font-weight="normal" officeooo:rsid="02b9acc2" style:font-style-asian="normal" style:font-weight-asian="normal" style:font-style-complex="normal" style:font-weight-complex="normal"/>
    </style:style>
    <style:style style:name="T281" style:family="text">
      <style:text-properties fo:font-style="normal" fo:font-weight="normal" officeooo:rsid="02c16617" style:font-style-asian="normal" style:font-weight-asian="normal" style:font-style-complex="normal" style:font-weight-complex="normal"/>
    </style:style>
    <style:style style:name="T282" style:family="text">
      <style:text-properties fo:font-style="normal" fo:font-weight="normal" officeooo:rsid="02c1ec86" style:font-style-asian="normal" style:font-weight-asian="normal" style:font-style-complex="normal" style:font-weight-complex="normal"/>
    </style:style>
    <style:style style:name="T283" style:family="text">
      <style:text-properties fo:font-style="normal" fo:font-weight="normal" officeooo:rsid="02c38e56" style:font-style-asian="normal" style:font-weight-asian="normal" style:font-style-complex="normal" style:font-weight-complex="normal"/>
    </style:style>
    <style:style style:name="T284" style:family="text">
      <style:text-properties fo:font-style="normal" fo:font-weight="normal" officeooo:rsid="0291b3ef" style:font-style-asian="normal" style:font-weight-asian="normal" style:font-style-complex="normal" style:font-weight-complex="normal"/>
    </style:style>
    <style:style style:name="T285" style:family="text">
      <style:text-properties fo:font-style="normal" fo:font-weight="normal" officeooo:rsid="02c417ad" style:font-style-asian="normal" style:font-weight-asian="normal" style:font-style-complex="normal" style:font-weight-complex="normal"/>
    </style:style>
    <style:style style:name="T286" style:family="text">
      <style:text-properties fo:font-style="normal" fo:font-weight="normal" officeooo:rsid="02cdd8e5" style:font-style-asian="normal" style:font-weight-asian="normal" style:font-style-complex="normal" style:font-weight-complex="normal"/>
    </style:style>
    <style:style style:name="T287" style:family="text">
      <style:text-properties fo:font-style="normal" fo:font-weight="normal" officeooo:rsid="02d14369" style:font-style-asian="normal" style:font-weight-asian="normal" style:font-style-complex="normal" style:font-weight-complex="normal"/>
    </style:style>
    <style:style style:name="T288" style:family="text">
      <style:text-properties fo:font-style="normal" fo:font-weight="normal" officeooo:rsid="02d99518" style:font-style-asian="normal" style:font-weight-asian="normal" style:font-style-complex="normal" style:font-weight-complex="normal"/>
    </style:style>
    <style:style style:name="T289" style:family="text">
      <style:text-properties fo:font-style="normal" fo:font-weight="normal" officeooo:rsid="02d9f5b1" style:font-style-asian="normal" style:font-weight-asian="normal" style:font-style-complex="normal" style:font-weight-complex="normal"/>
    </style:style>
    <style:style style:name="T290" style:family="text">
      <style:text-properties fo:font-style="normal" fo:font-weight="normal" officeooo:rsid="02da6f23" style:font-style-asian="normal" style:font-weight-asian="normal" style:font-style-complex="normal" style:font-weight-complex="normal"/>
    </style:style>
    <style:style style:name="T291" style:family="text">
      <style:text-properties fo:font-style="normal" fo:font-weight="normal" officeooo:rsid="02e45f61" style:font-style-asian="normal" style:font-weight-asian="normal" style:font-style-complex="normal" style:font-weight-complex="normal"/>
    </style:style>
    <style:style style:name="T292" style:family="text">
      <style:text-properties fo:font-style="normal" fo:font-weight="normal" officeooo:rsid="02e8fa3d" style:font-style-asian="normal" style:font-weight-asian="normal" style:font-style-complex="normal" style:font-weight-complex="normal"/>
    </style:style>
    <style:style style:name="T293" style:family="text">
      <style:text-properties fo:font-style="normal" fo:font-weight="normal" officeooo:rsid="02ebc038" style:font-style-asian="normal" style:font-weight-asian="normal" style:font-style-complex="normal" style:font-weight-complex="normal"/>
    </style:style>
    <style:style style:name="T294" style:family="text">
      <style:text-properties fo:font-style="normal" fo:font-weight="normal" officeooo:rsid="02fac9fe" style:font-style-asian="normal" style:font-weight-asian="normal" style:font-style-complex="normal" style:font-weight-complex="normal"/>
    </style:style>
    <style:style style:name="T295" style:family="text">
      <style:text-properties fo:font-style="normal" fo:font-weight="normal" officeooo:rsid="02fc970e" style:font-style-asian="normal" style:font-weight-asian="normal" style:font-style-complex="normal" style:font-weight-complex="normal"/>
    </style:style>
    <style:style style:name="T296" style:family="text">
      <style:text-properties fo:font-style="normal" fo:font-weight="normal" officeooo:rsid="03013f25" style:font-style-asian="normal" style:font-weight-asian="normal" style:font-style-complex="normal" style:font-weight-complex="normal"/>
    </style:style>
    <style:style style:name="T297" style:family="text">
      <style:text-properties fo:font-style="normal" fo:font-weight="normal" officeooo:rsid="0304104a" style:font-style-asian="normal" style:font-weight-asian="normal" style:font-style-complex="normal" style:font-weight-complex="normal"/>
    </style:style>
    <style:style style:name="T298" style:family="text">
      <style:text-properties fo:font-style="normal" fo:font-weight="normal" officeooo:rsid="0307c830" style:font-style-asian="normal" style:font-weight-asian="normal" style:font-style-complex="normal" style:font-weight-complex="normal"/>
    </style:style>
    <style:style style:name="T299" style:family="text">
      <style:text-properties fo:font-style="normal" fo:font-weight="normal" officeooo:rsid="0311829a" style:font-style-asian="normal" style:font-weight-asian="normal" style:font-style-complex="normal" style:font-weight-complex="normal"/>
    </style:style>
    <style:style style:name="T300" style:family="text">
      <style:text-properties fo:font-style="normal" fo:font-weight="normal" officeooo:rsid="0317d397" style:font-style-asian="normal" style:font-weight-asian="normal" style:font-style-complex="normal" style:font-weight-complex="normal"/>
    </style:style>
    <style:style style:name="T301" style:family="text">
      <style:text-properties fo:font-style="normal" fo:font-weight="normal" officeooo:rsid="031a80b2" style:font-style-asian="normal" style:font-weight-asian="normal" style:font-style-complex="normal" style:font-weight-complex="normal"/>
    </style:style>
    <style:style style:name="T302" style:family="text">
      <style:text-properties fo:font-style="normal" fo:font-weight="normal" officeooo:rsid="035e25d9" style:font-style-asian="normal" style:font-weight-asian="normal" style:font-style-complex="normal" style:font-weight-complex="normal"/>
    </style:style>
    <style:style style:name="T303" style:family="text">
      <style:text-properties fo:font-style="normal" fo:font-weight="normal" officeooo:rsid="03fa0180" style:font-style-asian="normal" style:font-weight-asian="normal" style:font-style-complex="normal" style:font-weight-complex="normal"/>
    </style:style>
    <style:style style:name="T304" style:family="text">
      <style:text-properties fo:font-style="normal" fo:font-weight="normal" officeooo:rsid="03fba6b9" style:font-style-asian="normal" style:font-weight-asian="normal" style:font-style-complex="normal" style:font-weight-complex="normal"/>
    </style:style>
    <style:style style:name="T305" style:family="text">
      <style:text-properties fo:font-style="normal" fo:font-weight="bold" style:font-style-asian="normal" style:font-weight-asian="bold" style:font-style-complex="normal" style:font-weight-complex="bold"/>
    </style:style>
    <style:style style:name="T306" style:family="text">
      <style:text-properties fo:font-style="normal" fo:font-weight="bold" officeooo:rsid="00c2fb25" style:font-style-asian="normal" style:font-weight-asian="bold" style:font-style-complex="normal" style:font-weight-complex="bold"/>
    </style:style>
    <style:style style:name="T30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8"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309"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310" style:family="text">
      <style:text-properties officeooo:rsid="00bd74d7"/>
    </style:style>
    <style:style style:name="T311" style:family="text">
      <style:text-properties officeooo:rsid="00c4133c"/>
    </style:style>
    <style:style style:name="T312" style:family="text">
      <style:text-properties officeooo:rsid="01058a15"/>
    </style:style>
    <style:style style:name="T313" style:family="text">
      <style:text-properties officeooo:rsid="010cfa55"/>
    </style:style>
    <style:style style:name="T314" style:family="text">
      <style:text-properties officeooo:rsid="011609cc"/>
    </style:style>
    <style:style style:name="T315" style:family="text">
      <style:text-properties officeooo:rsid="012cb6fd"/>
    </style:style>
    <style:style style:name="T316" style:family="text">
      <style:text-properties officeooo:rsid="012e45ae"/>
    </style:style>
    <style:style style:name="T317" style:family="text">
      <style:text-properties officeooo:rsid="012fe74b"/>
    </style:style>
    <style:style style:name="T318" style:family="text">
      <style:text-properties officeooo:rsid="01314d6b"/>
    </style:style>
    <style:style style:name="T319" style:family="text">
      <style:text-properties officeooo:rsid="0133c3c2"/>
    </style:style>
    <style:style style:name="T320" style:family="text">
      <style:text-properties officeooo:rsid="0134fc7a"/>
    </style:style>
    <style:style style:name="T321" style:family="text">
      <style:text-properties officeooo:rsid="0138a38b"/>
    </style:style>
    <style:style style:name="T322" style:family="text">
      <style:text-properties officeooo:rsid="013a9762"/>
    </style:style>
    <style:style style:name="T323" style:family="text">
      <style:text-properties officeooo:rsid="013c059a"/>
    </style:style>
    <style:style style:name="T324" style:family="text">
      <style:text-properties officeooo:rsid="013e5a65"/>
    </style:style>
    <style:style style:name="T325" style:family="text">
      <style:text-properties officeooo:rsid="0142a085"/>
    </style:style>
    <style:style style:name="T326" style:family="text">
      <style:text-properties officeooo:rsid="015b8a81"/>
    </style:style>
    <style:style style:name="T327" style:family="text">
      <style:text-properties officeooo:rsid="015e97ed"/>
    </style:style>
    <style:style style:name="T328" style:family="text">
      <style:text-properties officeooo:rsid="0186658c"/>
    </style:style>
    <style:style style:name="T329" style:family="text">
      <style:text-properties officeooo:rsid="01e4f499"/>
    </style:style>
    <style:style style:name="T330" style:family="text">
      <style:text-properties style:text-position="super 58%" fo:font-weight="normal" style:font-weight-asian="normal" style:font-weight-complex="normal"/>
    </style:style>
    <style:style style:name="T331" style:family="text">
      <style:text-properties officeooo:rsid="022f07d8"/>
    </style:style>
    <style:style style:name="T332" style:family="text">
      <style:text-properties officeooo:rsid="0237dc93"/>
    </style:style>
    <style:style style:name="T333" style:family="text">
      <style:text-properties officeooo:rsid="025f5d11"/>
    </style:style>
    <style:style style:name="T334" style:family="text">
      <style:text-properties officeooo:rsid="02f842e5"/>
    </style:style>
    <style:style style:name="T335" style:family="text">
      <style:text-properties officeooo:rsid="034954fc"/>
    </style:style>
    <style:style style:name="T336" style:family="text">
      <style:text-properties officeooo:rsid="034a702e"/>
    </style:style>
    <style:style style:name="T337" style:family="text">
      <style:text-properties officeooo:rsid="034a8d89"/>
    </style:style>
    <style:style style:name="T338" style:family="text">
      <style:text-properties officeooo:rsid="034aacb3"/>
    </style:style>
    <style:style style:name="T339" style:family="text">
      <style:text-properties officeooo:rsid="0386b521"/>
    </style:style>
    <style:style style:name="T340" style:family="text">
      <style:text-properties officeooo:rsid="03896b25"/>
    </style:style>
    <style:style style:name="T341" style:family="text">
      <style:text-properties officeooo:rsid="03897806"/>
    </style:style>
    <style:style style:name="T342" style:family="text">
      <style:text-properties officeooo:rsid="03906cd2"/>
    </style:style>
    <style:style style:name="T343" style:family="text">
      <style:text-properties officeooo:rsid="03973e72"/>
    </style:style>
    <style:style style:name="T344" style:family="text">
      <style:text-properties officeooo:rsid="03981f7a"/>
    </style:style>
    <style:style style:name="T345" style:family="text">
      <style:text-properties officeooo:rsid="03a8625f"/>
    </style:style>
    <style:style style:name="T346" style:family="text">
      <style:text-properties officeooo:rsid="03a9726f"/>
    </style:style>
    <style:style style:name="T347" style:family="text">
      <style:text-properties officeooo:rsid="03b18a2c"/>
    </style:style>
    <style:style style:name="T348" style:family="text">
      <style:text-properties officeooo:rsid="03b5bfcb"/>
    </style:style>
    <style:style style:name="T349" style:family="text">
      <style:text-properties officeooo:rsid="03b9ac18"/>
    </style:style>
    <style:style style:name="T350" style:family="text">
      <style:text-properties officeooo:rsid="03bb40c3"/>
    </style:style>
    <style:style style:name="T351" style:family="text">
      <style:text-properties officeooo:rsid="03bcec3b"/>
    </style:style>
    <style:style style:name="T352" style:family="text">
      <style:text-properties officeooo:rsid="03be0d82"/>
    </style:style>
    <style:style style:name="T353" style:family="text">
      <style:text-properties officeooo:rsid="03d70e67"/>
    </style:style>
    <style:style style:name="T354" style:family="text">
      <style:text-properties officeooo:rsid="03e05dc4"/>
    </style:style>
    <style:style style:name="T355" style:family="text">
      <style:text-properties officeooo:rsid="03e70821"/>
    </style:style>
    <style:style style:name="T356" style:family="text">
      <style:text-properties officeooo:rsid="03e9ed3c"/>
    </style:style>
    <style:style style:name="T357" style:family="text">
      <style:text-properties officeooo:rsid="03ef1bed"/>
    </style:style>
    <style:style style:name="T358" style:family="text">
      <style:text-properties officeooo:rsid="03efca5d"/>
    </style:style>
    <style:style style:name="T359" style:family="text">
      <style:text-properties officeooo:rsid="0408b66e"/>
    </style:style>
    <style:style style:name="T360" style:family="text">
      <style:text-properties officeooo:rsid="04092582"/>
    </style:style>
    <style:style style:name="T361" style:family="text">
      <style:text-properties officeooo:rsid="041259c9"/>
    </style:style>
    <style:style style:name="T362" style:family="text">
      <style:text-properties officeooo:rsid="0413a438"/>
    </style:style>
    <style:style style:name="T363" style:family="text">
      <style:text-properties officeooo:rsid="04158643"/>
    </style:style>
    <style:style style:name="T364" style:family="text">
      <style:text-properties officeooo:rsid="04225803"/>
    </style:style>
    <style:style style:name="T365" style:family="text">
      <style:text-properties officeooo:rsid="0424a421"/>
    </style:style>
    <style:style style:name="T366" style:family="text">
      <style:text-properties officeooo:rsid="042534ae"/>
    </style:style>
    <style:style style:name="T367" style:family="text">
      <style:text-properties officeooo:rsid="042bdda0"/>
    </style:style>
    <style:style style:name="T368" style:family="text">
      <style:text-properties officeooo:rsid="042cb873"/>
    </style:style>
    <style:style style:name="T369" style:family="text">
      <style:text-properties officeooo:rsid="042e1448"/>
    </style:style>
    <style:style style:name="T370" style:family="text">
      <style:text-properties officeooo:rsid="044b66e7"/>
    </style:style>
    <style:style style:name="T371" style:family="text">
      <style:text-properties officeooo:rsid="044fe267"/>
    </style:style>
    <style:style style:name="T372" style:family="text">
      <style:text-properties officeooo:rsid="045181a7"/>
    </style:style>
    <style:style style:name="T373" style:family="text">
      <style:text-properties officeooo:rsid="0452dc49"/>
    </style:style>
    <style:style style:name="T374" style:family="text">
      <style:text-properties officeooo:rsid="0456804c"/>
    </style:style>
    <style:style style:name="T375" style:family="text">
      <style:text-properties style:text-underline-style="solid" style:text-underline-width="auto" style:text-underline-color="font-color" fo:font-weight="normal" officeooo:rsid="02578a7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2">Basic Moves</text:h>
      <text:h text:style-name="P101" text:outline-level="3">Physical</text:h>
      <text:p text:style-name="P3"><text:span text:style-name="T2">Fuck ‘em up </text:span><text:span text:style-name="T3">- </text:span>When you try to hurt or kill someone, roll with <text:span text:style-name="T1">physical</text:span>. <text:span text:style-name="T328">If you attack with your fangs, you do 2 harm and can choose to gain 1 blood per harm inflicted.</text:span></text:p>
      <text:p text:style-name="P3"/>
      <text:p text:style-name="P78">⚅ On a 10+, you inflict harm as established and <text:span text:style-name="T319">choose</text:span> <text:span text:style-name="T336">1</text:span>: </text:p>
      <text:list xml:id="list1114036380" text:style-name="L1">
        <text:list-item>
          <text:p text:style-name="P105"><text:span text:style-name="T347">add 1 harm</text:span>.</text:p>
        </text:list-item>
        <text:list-item>
          <text:p text:style-name="P105"><text:span text:style-name="T348">you give them</text:span> a<text:span text:style-name="T344">n injury</text:span> Condition.</text:p>
        </text:list-item>
        <text:list-item>
          <text:p text:style-name="P108">you quell the Beast.</text:p>
        </text:list-item>
      </text:list>
      <text:p text:style-name="P84">⚅ On a 7-9, you <text:span text:style-name="T358">inflict harm as established,</text:span> but the Storyteller chooses <text:span text:style-name="T336">1</text:span>:</text:p>
      <text:list xml:id="list1598791251" text:style-name="L2">
        <text:list-item>
          <text:p text:style-name="P109">they harm <text:span text:style-name="T342">you in return.</text:span></text:p>
        </text:list-item>
        <text:list-item>
          <text:p text:style-name="P110">your victim <text:span text:style-name="T366">i</text:span>s noisy.</text:p>
        </text:list-item>
        <text:list-item>
          <text:p text:style-name="P111">there’s collateral damage.</text:p>
        </text:list-item>
        <text:list-item>
          <text:p text:style-name="P106">they gain an Edge on you.</text:p>
        </text:list-item>
        <text:list-item>
          <text:p text:style-name="P106">the Beast stirs.</text:p>
        </text:list-item>
        <text:list-item>
          <text:p text:style-name="P112">[Another complication.]</text:p>
        </text:list-item>
      </text:list>
      <text:p text:style-name="P21"/>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79">⚅ On a 10+, you succeed and choose <text:span text:style-name="T324">1</text:span>: </text:p>
      <text:list xml:id="list4055462928" text:style-name="L3">
        <text:list-item>
          <text:p text:style-name="P113">carry +1 forward <text:span text:style-name="T351">to</text:span> your next move.</text:p>
        </text:list-item>
        <text:list-item>
          <text:p text:style-name="P118"><text:span text:style-name="T339">you </text:span>quell the Beast.</text:p>
        </text:list-item>
      </text:list>
      <text:p text:style-name="P5">⚅ On a 7-9, you succeed, but choose <text:span text:style-name="T324">1</text:span>: </text:p>
      <text:list xml:id="list2597223794" text:style-name="L4">
        <text:list-item>
          <text:p text:style-name="P119">you break something <text:span text:style-name="T365">of consequence</text:span>.</text:p>
        </text:list-item>
        <text:list-item>
          <text:p text:style-name="P120">you make a lot of noise.</text:p>
        </text:list-item>
        <text:list-item>
          <text:p text:style-name="P107">you take 1 harm.</text:p>
        </text:list-item>
        <text:list-item>
          <text:p text:style-name="P121">carry -1 forward <text:span text:style-name="T352">to</text:span> your next move.</text:p>
        </text:list-item>
        <text:list-item>
          <text:p text:style-name="P107">the Beast stirs.</text:p>
        </text:list-item>
      </text:list>
      <text:p text:style-name="P2"/>
      <text:p text:style-name="P6"><text:span text:style-name="T1">Run for it -</text:span> When you try to escape from danger, roll with <text:span text:style-name="T1">physical</text:span>. </text:p>
      <text:p text:style-name="P6"/>
      <text:p text:style-name="P75">⚅ On a 10+, you’<text:span text:style-name="T340">re safe and choose 1:</text:span></text:p>
      <text:list xml:id="list2360152442" text:style-name="L5">
        <text:list-item>
          <text:p text:style-name="P122">you’re in a good position to act.</text:p>
        </text:list-item>
        <text:list-item>
          <text:p text:style-name="P123">you quell the Beast.</text:p>
        </text:list-item>
      </text:list>
      <text:p text:style-name="P90">⚅ On a 7-9, you’<text:span text:style-name="T341">re safe</text:span>, but choose <text:span text:style-name="T337">1</text:span>:</text:p>
      <text:list xml:id="list2336607201" text:style-name="L6">
        <text:list-item>
          <text:p text:style-name="P138">you cause a big scene.</text:p>
        </text:list-item>
        <text:list-item>
          <text:p text:style-name="P140">you lose something along the way.</text:p>
        </text:list-item>
        <text:list-item>
          <text:p text:style-name="P142">someone present gets an Edge on you.</text:p>
        </text:list-item>
        <text:list-item>
          <text:p text:style-name="P141">the Beast stirs.</text:p>
        </text:list-item>
      </text:list>
      <text:h text:style-name="P103" text:outline-level="3"/>
      <text:h text:style-name="P101" text:outline-level="3">Social</text:h>
      <text:p text:style-name="P27"><text:span text:style-name="T132">Manipulate someone -</text:span><text:span text:style-name="T93"> When you </text:span><text:span text:style-name="T197">provide a bribe, threat, motive, </text:span><text:span text:style-name="T198">or </text:span><text:span text:style-name="T199">whatever</text:span><text:span text:style-name="T197"> to</text:span><text:span text:style-name="T93"> manipulate, </text:span><text:span text:style-name="T200">convince</text:span><text:span text:style-name="T93">, </text:span><text:span text:style-name="T136">intimidate,</text:span><text:span text:style-name="T93"> or seduce someone, roll with </text:span><text:span text:style-name="T132">social</text:span><text:span text:style-name="T93">.</text:span></text:p>
      <text:p text:style-name="P7"/>
      <text:p text:style-name="P7"><text:span text:style-name="T355">On success, </text:span>NPCs will do what <text:span text:style-name="T353">you want. </text:span>PCs <text:span text:style-name="T369">receive</text:span> <text:span text:style-name="T356">1 XP</text:span> for <text:span text:style-name="T357">going along with it.</text:span></text:p>
      <text:p text:style-name="P7"/>
      <text:p text:style-name="P80">⚅ On a 10+, <text:span text:style-name="T359">they do it and </text:span>you <text:span text:style-name="T360">get an Edge on them.</text:span></text:p>
      <text:p text:style-name="P98"><text:span text:style-name="T189">⚅ On a 7-9, </text:span><text:span text:style-name="T191">they do it, but </text:span><text:span text:style-name="T190">the Storyteller chooses 1:</text:span></text:p>
      <text:list xml:id="list666147269" text:style-name="L7">
        <text:list-item>
          <text:p text:style-name="P124">they comply maliciously.</text:p>
        </text:list-item>
        <text:list-item>
          <text:p text:style-name="P125">you owe them.</text:p>
        </text:list-item>
        <text:list-item>
          <text:p text:style-name="P126">they <text:span text:style-name="T374">remember and </text:span>resent you for it.</text:p>
        </text:list-item>
        <text:list-item>
          <text:p text:style-name="P127">they get an Edge on you.</text:p>
        </text:list-item>
        <text:list-item>
          <text:p text:style-name="P128">[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81">⚅ On a 10+, you <text:span text:style-name="T367">stand firm</text:span> and choose <text:span text:style-name="T338">1</text:span>: </text:p>
      <text:list xml:id="list428030366" text:style-name="L8">
        <text:list-item>
          <text:p text:style-name="P129">carry +1 forward to your next move.</text:p>
        </text:list-item>
        <text:list-item>
          <text:p text:style-name="P130">you quell the Beast.</text:p>
        </text:list-item>
      </text:list>
      <text:p text:style-name="P85">⚅ On a 7-9, you <text:span text:style-name="T368">stand firm</text:span>, but the Beast stirs.</text:p>
      <text:p text:style-name="P2"/>
      <text:p text:style-name="P9"><text:span text:style-name="T1">Show your teeth -</text:span> When you attempt to shut someone down, <text:span text:style-name="T354">out-aggro them</text:span>, or <text:span text:style-name="T313">overwhelm</text:span> them, roll with <text:span text:style-name="T1">social</text:span>. </text:p>
      <text:p text:style-name="P19"/>
      <text:p text:style-name="P91">⚅ On a 10+<text:span text:style-name="T204">, </text:span><text:span text:style-name="T206">they have to </text:span><text:span text:style-name="T84">stand their ground </text:span><text:span text:style-name="T224">(PCs)</text:span><text:span text:style-name="T87"> </text:span><text:span text:style-name="T206">or freeze up </text:span><text:span text:style-name="T225">(NPCs)</text:span><text:span text:style-name="T206">. </text:span><text:span text:style-name="T207">Additionally, c</text:span>hoose <text:span text:style-name="T323">1</text:span>: </text:p>
      <text:list xml:id="list2526578145" text:style-name="L9">
        <text:list-item>
          <text:p text:style-name="P114">give them a <text:span text:style-name="T343">mental</text:span> Condition.</text:p>
        </text:list-item>
        <text:list-item>
          <text:p text:style-name="P114">they lose an Edge on you.</text:p>
        </text:list-item>
        <text:list-item>
          <text:p text:style-name="P114">you gain an Edge on them.</text:p>
        </text:list-item>
      </text:list>
      <text:p text:style-name="P86">⚅ On a 7-9, choose <text:span text:style-name="T325">1</text:span>: </text:p>
      <text:list xml:id="list3367788192" text:style-name="L10">
        <text:list-item>
          <text:p text:style-name="P115">they have to <text:span text:style-name="T83">stand their ground</text:span> (PCs) or freeze up (NPCs).</text:p>
        </text:list-item>
        <text:list-item>
          <text:p text:style-name="P115">give them a <text:span text:style-name="T350">mental </text:span>Condition.</text:p>
        </text:list-item>
      </text:list>
      <text:h text:style-name="P104" text:outline-level="3"/>
      <text:h text:style-name="P102" text:outline-level="3">Mental</text:h>
      <text:p text:style-name="P20"><text:span text:style-name="T1">Do something shady -</text:span> Whether stealing a painting, sneaking into a facility, or slipping your blood into <text:span text:style-name="T326">a</text:span> drink, when you do something shady, roll with <text:span text:style-name="T1">mental</text:span>. </text:p>
      <text:p text:style-name="P20"/>
      <text:p text:style-name="P92">⚅ On a <text:span text:style-name="T361">10+</text:span>, you succeed and choose <text:span text:style-name="T322">1:</text:span></text:p>
      <text:list xml:id="list3313174238" text:style-name="L11">
        <text:list-item>
          <text:p text:style-name="P116">you carry +1 forward <text:span text:style-name="T349">to your next move</text:span>.</text:p>
        </text:list-item>
        <text:list-item>
          <text:p text:style-name="P132">you quell the Beast.</text:p>
        </text:list-item>
      </text:list>
      <text:p text:style-name="P95">⚅ On a <text:span text:style-name="T362">7-9</text:span>, you <text:span text:style-name="T364">do it</text:span>, <text:span text:style-name="T363">but the Storyteller chooses 1:</text:span></text:p>
      <text:list xml:id="list3436455304" text:style-name="L12">
        <text:list-item>
          <text:p text:style-name="P133">you leave some trace behind.</text:p>
        </text:list-item>
        <text:list-item>
          <text:p text:style-name="P134">your success is temporary.</text:p>
        </text:list-item>
        <text:list-item>
          <text:p text:style-name="P135">you carry -1 forward to your next move.</text:p>
        </text:list-item>
        <text:list-item>
          <text:p text:style-name="P136">[Another complication.]</text:p>
        </text:list-item>
      </text:list>
      <text:p text:style-name="P137"/>
      <text:p text:style-name="P28"><text:span text:style-name="T132">Navigate a system -</text:span><text:span text:style-name="T93"> Whether </text:span><text:span text:style-name="T135">hacking </text:span><text:span text:style-name="T93">a database, working out which palms to grease, or reading market trends, </text:span><text:span text:style-name="T195">when</text:span><text:span text:style-name="T93"> you navigate a system, roll with </text:span><text:span text:style-name="T132">mental</text:span><text:span text:style-name="T93">.</text:span></text:p>
      <text:p text:style-name="P10"/>
      <text:p text:style-name="P82">⚅ On a 10+, you achieve your goal and choose <text:span text:style-name="T320">2</text:span>.</text:p>
      <text:p text:style-name="P87">⚅ On a 7-9, you achieve your goal and choose <text:span text:style-name="T320">1</text:span>.</text:p>
      <text:list xml:id="list172741277165470" text:continue-list="list666147269" text:style-name="L7">
        <text:list-item>
          <text:p text:style-name="P117">you <text:span text:style-name="T321">do it quickly.</text:span></text:p>
        </text:list-item>
        <text:list-item>
          <text:p text:style-name="P131">you <text:span text:style-name="T321">do it </text:span>quietly.</text:p>
        </text:list-item>
        <text:list-item>
          <text:p text:style-name="P117">you carry +1 forward.</text:p>
        </text:list-item>
        <text:list-item>
          <text:p text:style-name="P117">you quell the Beast.</text:p>
        </text:list-item>
      </text:list>
      <text:p text:style-name="P2"/>
      <text:p text:style-name="P11"><text:span text:style-name="T1">Read their eyes -</text:span> Whether by observation or <text:span text:style-name="T345">interrogation</text:span>, <text:span text:style-name="T346">when</text:span> you try to figure out what makes someone tick, roll with <text:span text:style-name="T1">mental</text:span>.</text:p>
      <text:p text:style-name="P11"/>
      <text:p text:style-name="P83">⚅ On a 10+, <text:span text:style-name="T327">gain an Edge and ask 2.</text:span></text:p>
      <text:p text:style-name="P97"><text:span text:style-name="T93">⚅ On a 7-9, </text:span><text:span text:style-name="T193">ask </text:span><text:span text:style-name="T194">2</text:span><text:span text:style-name="T193">.</text:span></text:p>
      <text:list xml:id="list2497479506" text:style-name="L13">
        <text:list-item>
          <text:p text:style-name="P139">Are they acting shady?</text:p>
        </text:list-item>
        <text:list-item>
          <text:p text:style-name="P143">What’s their immediate goal?</text:p>
        </text:list-item>
        <text:list-item>
          <text:p text:style-name="P143">Do they believe or trust you?</text:p>
        </text:list-item>
        <text:list-item>
          <text:p text:style-name="P147"><text:span text:style-name="T93">What commands their </text:span><text:span text:style-name="T196">attention</text:span><text:span text:style-name="T93">?</text:span></text:p>
        </text:list-item>
        <text:list-item>
          <text:p text:style-name="P143">What might please or anger them?</text:p>
        </text:list-item>
        <text:list-item>
          <text:p text:style-name="P144">Are they hiding strong feelings?</text:p>
        </text:list-item>
        <text:list-item>
          <text:p text:style-name="P145">How do they feel about you?</text:p>
        </text:list-item>
        <text:list-item>
          <text:p text:style-name="P146">[Another similar question.]</text:p>
        </text:list-item>
      </text:list>
      <text:h text:style-name="P192" text:outline-level="2">Meta Moves</text:h>
      <text:h text:style-name="P148" text:outline-level="2"><text:span text:style-name="T216">Respect our limits</text:span><text:span text:style-name="T255"> – This game </text:span><text:span text:style-name="T280">is </text:span><text:span text:style-name="T279">for everyone at the table</text:span><text:span text:style-name="T255">. If somebody </text:span><text:span text:style-name="T256">needs to </text:span><text:span text:style-name="T90">state a limit</text:span><text:span text:style-name="T255">, immediately cut away or fade to black from whatever is upsetting them. Talk as a table about how to continue the story while respecting the limit.</text:span></text:h>
      <text:list xml:id="list1758052732" text:style-name="L14">
        <text:list-header>
          <text:h text:style-name="P149" text:outline-level="2"/>
          <text:h text:style-name="P149" text:outline-level="2"><text:span text:style-name="T203">State a limit – </text:span><text:span text:style-name="T227">This is a game to have fun. If some theme, activity, or imagery of the story is ruining your fun, speak up. </text:span><text:span text:style-name="T252">You don’t have to explain why, you only have to </text:span><text:span text:style-name="T253">indicate </text:span><text:span text:style-name="T252">what.</text:span></text:h>
        </text:list-header>
      </text:list>
      <text:h text:style-name="P156" text:outline-level="2"/>
      <text:h text:style-name="P150" text:outline-level="2"><text:span text:style-name="T203">Think cinematically – </text:span><text:span text:style-name="T227">This game works better when we think like we’re directing a </text:span><text:span text:style-name="T278">tv series more</text:span><text:span text:style-name="T227"> than writing a novel. Focus on what we can perceive with our (supernatural) senses </text:span><text:span text:style-name="T272">here in the moment.</text:span></text:h>
      <text:h text:style-name="P162" text:outline-level="2"/>
      <text:h text:style-name="P151" text:outline-level="2"><text:span text:style-name="T203">Invent fiction</text:span><text:span text:style-name="T227"> – </text:span><text:span text:style-name="T281">This game shines when you s</text:span><text:span text:style-name="T227">peak up </text:span><text:span text:style-name="T281">to </text:span><text:span text:style-name="T227">add whatever details to the scenario that you think are cool. </text:span><text:span text:style-name="T304">The only real rule is:</text:span><text:span text:style-name="T254"> don’t contradict anything already established. </text:span><text:span text:style-name="T217">Use this to set up your moves or </text:span><text:span text:style-name="T218">just </text:span><text:span text:style-name="T217">make the game cooler.</text:span><text:span text:style-name="T259"> </text:span><text:span text:style-name="T257">The Storyteller has final veto.</text:span></text:h>
      <text:h text:style-name="P157" text:outline-level="2"/>
      <text:h text:style-name="P152" text:outline-level="2"><text:span text:style-name="T259">Ex. </text:span><text:span text:style-name="T260">T</text:span><text:span text:style-name="T257">he Prince is wearing </text:span><text:span text:style-name="T285">my</text:span><text:span text:style-name="T257"> favorite </text:span><text:span text:style-name="T258">designer. </text:span><text:span text:style-name="T270">I’ve always got my boot knife.</text:span><text:span text:style-name="T258"> </text:span><text:span text:style-name="T259">Maybe the </text:span><text:span text:style-name="T277">old </text:span><text:span text:style-name="T260">house’s </text:span><text:span text:style-name="T300">roof</text:span><text:span text:style-name="T259"> collapsed in one corner. </text:span><text:span text:style-name="T260">It’s a huge gun, </text:span><text:span text:style-name="T303">just</text:span><text:span text:style-name="T260"> a fucking giant revolver with shells like Vienna sausages</text:span><text:span text:style-name="T267">.</text:span><text:span text:style-name="T260"> </text:span><text:span text:style-name="T268">My</text:span><text:span text:style-name="T261"> </text:span><text:span text:style-name="T262">Mist </text:span><text:span text:style-name="T261">Form is </text:span><text:span text:style-name="T262">deep red. </text:span><text:span text:style-name="T263">Surely this warehouse has a forklift the Storyteller forgot about.</text:span></text:h>
      <text:h text:style-name="P160" text:outline-level="2"/>
      <text:h text:style-name="P153" text:outline-level="2"><text:span text:style-name="T219">B</text:span><text:span text:style-name="T203">e curious, not cautious –</text:span><text:span text:style-name="T227"> </text:span><text:span text:style-name="T283">This</text:span><text:span text:style-name="T227"> game is more fun when we play to find out what happens </text:span><text:span text:style-name="T264">than when we play to keep our characters </text:span><text:span text:style-name="T273">happy</text:span><text:span text:style-name="T264">. </text:span><text:span text:style-name="T265">Stories about people who never </text:span><text:span text:style-name="T289">take risks, never </text:span><text:span text:style-name="T265">get hurt, who never fail </text:span><text:span text:style-name="T266">leave </text:span><text:span text:style-name="T265">fewer memories than stories about </text:span><text:span text:style-name="T266">a hot fucking mess</text:span><text:span text:style-name="T275">.</text:span></text:h>
      <text:h text:style-name="P158" text:outline-level="2"/>
      <text:h text:style-name="P154" text:outline-level="2"><text:span text:style-name="T221">D</text:span><text:span text:style-name="T220">on’t sweat the meta – </text:span><text:span text:style-name="T282">In this game, i</text:span><text:span text:style-name="T284">t’s okay for you to know things </text:span><text:span text:style-name="T301">that</text:span><text:span text:style-name="T284"> you don’t know, and to act on that knowledge when it would make the story cooler.</text:span></text:h>
      <text:h text:style-name="P161" text:outline-level="2"/>
      <text:h text:style-name="P155" text:outline-level="2"><text:span text:style-name="T220">Dispute</text:span><text:span text:style-name="T203"> fiction </text:span><text:span text:style-name="T227">– Sometimes the Storyteller will say something they think is cool, but that just ruins the story </text:span><text:span text:style-name="T290">for you</text:span><text:span text:style-name="T227">. </text:span><text:span text:style-name="T269">You’</text:span><text:span text:style-name="T276">re</text:span><text:span text:style-name="T269"> </text:span><text:span text:style-name="T274">trying</text:span><text:span text:style-name="T269"> to </text:span><text:span text:style-name="T91">be curious, not cautious</text:span><text:span text:style-name="T269"> but whatever the Storyteller said just seems to cheapen the whole damn thing for you. Speak up and negotiate </text:span><text:span text:style-name="T271">an</text:span><text:span text:style-name="T269"> alternative.</text:span></text:h>
      <text:p text:style-name="P69"><text:span text:style-name="T332">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2"/>
      <text:p text:style-name="P39"><text:span text:style-name="T32">So long as </text:span><text:span text:style-name="T39">a </text:span><text:span text:style-name="T32">Condition is written down, no aspect of the story can violate its truth.</text:span></text:p>
      <text:p text:style-name="P54"/>
      <text:p text:style-name="P45">Give a Condition – <text:span text:style-name="T7">When a move says you give someone a Condition, you </text:span><text:span text:style-name="T79">can</text:span><text:span text:style-name="T7"> choose anything that makes sense as a consequence of your </text:span><text:span text:style-name="T77">action</text:span><text:span text:style-name="T7">. </text:span><text:span text:style-name="T63">The Storyteller has final veto.</text:span></text:p>
      <text:p text:style-name="P53"/>
      <text:p text:style-name="P40"><text:span text:style-name="T334">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3"/>
      <text:p text:style-name="P41">Remove a Condition<text:span text:style-name="T7"> - </text:span><text:span text:style-name="T31">You </text:span><text:span text:style-name="T38">can </text:span><text:span text:style-name="T31">erase </text:span><text:span text:style-name="T7">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55"/>
      <text:p text:style-name="P42">Gain an Edge – <text:span text:style-name="T7">When </text:span><text:span text:style-name="T51">the Storyteller or </text:span><text:span text:style-name="T7">a move says you gain an Edge </text:span><text:span text:style-name="T48">on someone</text:span><text:span text:style-name="T7">,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56"/>
      <text:p text:style-name="P30">Spend an <text:span text:style-name="T333">E</text:span>dge – <text:span text:style-name="T17">At any time, e</text:span><text:span text:style-name="T7">rase an Edge on someone and choose 1:</text:span></text:p>
      <text:list xml:id="list172740575921768" text:continue-numbering="true" text:style-name="L14">
        <text:list-item>
          <text:p text:style-name="P163"><text:bookmark text:name="page46R_mcid1"/><text:span text:style-name="T10">Add +1 to your roll </text:span><text:span text:style-name="T13">against them</text:span><text:span text:style-name="T10">.</text:span></text:p>
        </text:list-item>
        <text:list-item>
          <text:p text:style-name="P171"><text:span text:style-name="T10">Subtract -1 from </text:span><text:span text:style-name="T14">their</text:span><text:span text:style-name="T12"> </text:span><text:span text:style-name="T10">roll against you.</text:span></text:p>
        </text:list-item>
        <text:list-item>
          <text:p text:style-name="P176">Force an NPC to falter or hesitate.</text:p>
        </text:list-item>
        <text:list-item>
          <text:p text:style-name="P176">Force an NPC to act at Disadvantage. </text:p>
        </text:list-item>
        <text:list-item>
          <text:p text:style-name="P171"><text:span text:style-name="T10">Add 1 extra harm </text:span><text:span text:style-name="T11">to an attack</text:span><text:span text:style-name="T10">.</text:span></text:p>
        </text:list-item>
        <text:list-item>
          <text:h text:style-name="P178" text:outline-level="2"><text:span text:style-name="T240">A</text:span><text:span text:style-name="T239">sk </text:span><text:span text:style-name="T241">1</text:span><text:span text:style-name="T239"> question from </text:span><text:span text:style-name="T89">read their eyes</text:span><text:span text:style-name="T239">.</text:span></text:h>
          <text:h text:style-name="P159" text:outline-level="2"/>
        </text:list-item>
      </text:list>
      <text:p text:style-name="P74"><text:span text:style-name="T215">We made it!</text:span><text:span text:style-name="T227"> – </text:span><text:span text:style-name="T247">If you’re still (un)alive, y</text:span><text:span text:style-name="T227">ou earn 2 XP at the end </text:span><text:span text:style-name="T250">of </text:span><text:span text:style-name="T248">the </text:span><text:span text:style-name="T227">session.</text:span></text:p>
      <text:p text:style-name="P47"/>
      <text:p text:style-name="P35"><text:span text:style-name="T203">Tag an attribute –</text:span><text:span text:style-name="T227"> </text:span><text:span text:style-name="T243">A</text:span><text:span text:style-name="T227">t the beginning of a </text:span><text:span text:style-name="T243">play </text:span><text:span text:style-name="T227">session, you </text:span><text:span text:style-name="T294">can</text:span><text:span text:style-name="T227"> ask another player or the Storyteller to tag one of your attributes (physical, social, or mental). You cannot ask the same </text:span><text:span text:style-name="T242">person </text:span><text:span text:style-name="T244">that </text:span><text:span text:style-name="T245">you </text:span><text:span text:style-name="T295">asked</text:span><text:span text:style-name="T227"> last session.</text:span></text:p>
      <text:p text:style-name="P48"/>
      <text:p text:style-name="P36"><text:span text:style-name="T203">Use a tagged attribute</text:span><text:span text:style-name="T227"> – </text:span><text:span text:style-name="T246">When you roll a basic move using a tagged attribute, you gain 1 XP and erase the tag.</text:span></text:p>
      <text:p text:style-name="P33"/>
      <text:p text:style-name="P33"><text:span text:style-name="T202">B</text:span>otch a roll – <text:span text:style-name="T375">If</text:span><text:span text:style-name="T49"> you want, y</text:span><text:span text:style-name="T7">ou may choose to convert </text:span><text:span text:style-name="T62">a</text:span><text:span text:style-name="T7"> failed roll to a botch. You receive 1 XP, but the Storyteller is obligated to choose </text:span><text:span text:style-name="T20">a Very Bad™ </text:span><text:span text:style-name="T7">outcome for your </text:span><text:span text:style-name="T19">action.</text:span></text:p>
      <text:p text:style-name="P57"/>
      <text:p text:style-name="P37">Level up – <text:span text:style-name="T7">When you fill your 6</text:span><text:span text:style-name="T330">th</text:span><text:span text:style-name="T7"> XP mark, you may</text:span><text:span text:style-name="T60"> immediately</text:span><text:span text:style-name="T7"> choose a </text:span><text:span text:style-name="T88">character advance</text:span><text:span text:style-name="T22">. </text:span><text:span text:style-name="T24">You </text:span><text:span text:style-name="T52">can</text:span><text:span text:style-name="T24">not receive any more XP until you choose a character </text:span><text:span text:style-name="T30">advance</text:span><text:span text:style-name="T24">.</text:span></text:p>
      <text:p text:style-name="P58"/>
      <text:p text:style-name="P38">Character advance –<text:span text:style-name="T7"> </text:span><text:span text:style-name="T23">When you </text:span><text:span text:style-name="T66">get</text:span><text:span text:style-name="T23"> a character advance, you </text:span><text:span text:style-name="T80">can</text:span><text:span text:style-name="T23"> choose 1 </text:span><text:span text:style-name="T65">from </text:span><text:span text:style-name="T53">below</text:span><text:span text:style-name="T54">.</text:span></text:p>
      <text:p text:style-name="P59"/>
      <text:p text:style-name="P43"><text:span text:style-name="T78">Representing latent power of the Blood, </text:span><text:span text:style-name="T81">you can </text:span><text:span text:style-name="T78">choose </text:span><text:span text:style-name="T82">from</text:span><text:span text:style-name="T78"> these</text:span><text:span text:style-name="T72"> </text:span><text:span text:style-name="T70">for any character advance</text:span><text:span text:style-name="T7">:</text:span></text:p>
      <text:list xml:id="list1303926647" text:style-name="L15">
        <text:list-item>
          <text:p text:style-name="P166"><text:bookmark text:name="page10R_mcid13"/><text:span text:style-name="T23">Add 1 to </text:span><text:span text:style-name="T331">physical</text:span><text:span text:style-name="T29">,</text:span><text:span text:style-name="T331"> social</text:span><text:span text:style-name="T29">,</text:span><text:span text:style-name="T331"> </text:span><text:span text:style-name="T29">or </text:span><text:span text:style-name="T331">mental</text:span><text:span text:style-name="T23">.</text:span></text:p>
        </text:list-item>
        <text:list-item>
          <text:p text:style-name="P177">Get a new move from one of your Clan Disciplines.</text:p>
        </text:list-item>
        <text:list-item>
          <text:p text:style-name="P184"><text:span text:style-name="T251">Add or remove </text:span><text:span text:style-name="T249">a Condition.</text:span></text:p>
        </text:list-item>
      </text:list>
      <text:p text:style-name="P100"/>
      <text:p text:style-name="P72"><text:span text:style-name="T308">I</text:span><text:span text:style-name="T307">f</text:span><text:span text:style-name="T227"> you got this advance from </text:span><text:span text:style-name="T7">level up</text:span><text:span text:style-name="T227"> </text:span><text:span text:style-name="T309">and</text:span><text:span text:style-name="T296"> it </text:span><text:span text:style-name="T222">makes sense </text:span><text:span text:style-name="T226">in</text:span><text:span text:style-name="T222"> story</text:span><text:span text:style-name="T227">, you may </text:span><text:span text:style-name="T297">instead</text:span><text:span text:style-name="T227"> choose from:</text:span></text:p>
      <text:list xml:id="list172740722018081" text:continue-numbering="true" text:style-name="L15">
        <text:list-item>
          <text:p text:style-name="P179"><text:span text:style-name="T23">Get a new move from a</text:span><text:span text:style-name="T73">ny</text:span><text:span text:style-name="T68"> </text:span><text:span text:style-name="T67">Discipline </text:span><text:span text:style-name="T25">by studying with someone who knows more than you.</text:span></text:p>
        </text:list-item>
        <text:list-item>
          <text:p text:style-name="P177">Get a new Background.</text:p>
        </text:list-item>
        <text:list-item>
          <text:p text:style-name="P180"><text:span text:style-name="T298">R</text:span><text:span text:style-name="T227">aise your Path rating by </text:span><text:span text:style-name="T88">seeking enlightenment.</text:span></text:p>
        </text:list-item>
        <text:list-item>
          <text:p text:style-name="P181"><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182" text:outline-level="2"><text:span text:style-name="T249">Add 1 to </text:span><text:span text:style-name="T255">P</text:span><text:span text:style-name="T249">ull with a</text:span><text:span text:style-name="T299">n established</text:span><text:span text:style-name="T249"> </text:span><text:span text:style-name="T255">faction.</text:span></text:h>
        </text:list-item>
        <text:list-item>
          <text:h text:style-name="P183" text:outline-level="2"><text:span text:style-name="T288">A new special move negotiated with the Storyteller</text:span><text:span text:style-name="T227">. </text:span><text:span text:style-name="T291">The </text:span><text:span text:style-name="T293">new </text:span><text:span text:style-name="T291">move cannot replicate </text:span><text:span text:style-name="T293">an existing move</text:span><text:span text:style-name="T291">.</text:span><text:span text:style-name="T227"> You can only choose this at the beginning or end of a play session </text:span><text:span text:style-name="T292">when you have time to discuss it</text:span><text:span text:style-name="T227">.</text:span></text:h>
        </text:list-item>
      </text:list>
      <text:h text:style-name="P193" text:outline-level="2">Special Moves</text:h>
      <text:p text:style-name="P2"><text:bookmark text:name="page28R_mcid2"/><text:span text:style-name="T1">Call in a favor</text:span><text:bookmark text:name="page28R_mcid3"/><text:span text:style-name="T1"> - </text:span><text:span text:style-name="T203">When you call in favors with a faction, roll with your </text:span><text:span text:style-name="T306">P</text:span><text:span text:style-name="T305">ull</text:span><text:span text:style-name="T203"> </text:span><text:span text:style-name="T205">for </text:span><text:span text:style-name="T203">that faction. </text:span></text:p>
      <text:p text:style-name="P12"/>
      <text:p text:style-name="P76"><text:span text:style-name="T83">⚅ </text:span>On a 10+ you get the favor. <text:span text:style-name="T310">C</text:span>hoose <text:span text:style-name="T316">1</text:span>. </text:p>
      <text:p text:style-name="P88">⚅ On a 7-9, you get the favor. <text:span text:style-name="T310">C</text:span>hoose <text:span text:style-name="T316">2.</text:span></text:p>
      <text:list xml:id="list643248703" text:style-name="L16">
        <text:list-item>
          <text:p text:style-name="P164"><text:span text:style-name="T201">t</text:span>here are complications.</text:p>
        </text:list-item>
        <text:list-item>
          <text:p text:style-name="P172">they demand something in return.</text:p>
        </text:list-item>
        <text:list-item>
          <text:p text:style-name="P172">your <text:span text:style-name="T318">P</text:span>ull <text:span text:style-name="T317">is </text:span>reduced by 1.</text:p>
          <text:p text:style-name="P172"/>
        </text:list-item>
      </text:list>
      <text:p text:style-name="P2"><text:span text:style-name="T1">Make preparations - </text:span><text:span text:style-name="T203">When you spend time training, practicing, studying, or preparing to do something </text:span><text:span text:style-name="T208">specific</text:span><text:span text:style-name="T203">, define what you’re preparing for and gain Prep. </text:span></text:p>
      <text:p text:style-name="P13"/>
      <text:p text:style-name="P16"><text:span text:style-name="T8">Prep:</text:span><text:span text:style-name="T4"> </text:span><text:span text:style-name="T1">○ ○ ○ ○ ○ ○ ○ ○</text:span></text:p>
      <text:p text:style-name="P13"/>
      <text:p text:style-name="P13">You gain 1 Prep for every 2 nights spent preparing. When <text:span text:style-name="T314">your </text:span>preparation pays off, you can spend 1 Prep to get +1 to any <text:span text:style-name="T312">related</text:span> roll. You can only spend 1 Prep per roll.</text:p>
      <text:p text:style-name="P13"/>
      <text:p text:style-name="P32">Blood buff – <text:span text:style-name="T7">Spend 1 blood to carry +1 forward ongoing to physical </text:span><text:span text:style-name="T18">moves </text:span><text:span text:style-name="T7">for the rest of the scene.</text:span></text:p>
      <text:p text:style-name="P13"/>
      <text:p text:style-name="P2"><text:span text:style-name="T1">Awaken during the day -</text:span> <text:span text:style-name="T203">When you need to awaken during the day, or remain awake after the sun rises, roll with </text:span><text:span text:style-name="T305">Path</text:span><text:span text:style-name="T203">.</text:span></text:p>
      <text:p text:style-name="P2"/>
      <text:p text:style-name="P77"><text:span text:style-name="T83">⚅ </text:span>On a 10+, you can stay awake for an hour or two. </text:p>
      <text:p text:style-name="P89">⚅ On a 7-9, you can stay awake for ten or <text:span text:style-name="T315">twenty</text:span> minutes.</text:p>
      <text:p text:style-name="P96"><text:span text:style-name="T94">⚅ </text:span><text:span text:style-name="T93">On a miss, </text:span><text:span text:style-name="T137">only rötschreck can wake you today.</text:span></text:p>
      <text:p text:style-name="P44"/>
      <text:p text:style-name="P34"><text:span text:style-name="T214">S</text:span><text:span text:style-name="T223">unlight – </text:span><text:span text:style-name="T229">You take 1 aggravated harm for each minute of exposure to indirect or diffused sunlight. You take 1 aggravated harm for every 10 seconds of exposure to direct sunlight. </text:span><text:span text:style-name="T237">Artificial UV </text:span><text:span text:style-name="T302">or whatever doesn’t</text:span><text:span text:style-name="T237"> count, </text:span><text:span text:style-name="T302">but </text:span><text:span text:style-name="T237">magical sunlight does.</text:span></text:p>
      <text:p text:style-name="P44"/>
      <text:p text:style-name="P67"><text:span text:style-name="T192">S</text:span><text:span text:style-name="T137">taked – </text:span><text:span text:style-name="T104">Any wooden object larger than a pencil piercing your heart will give you the Condition </text:span><text:span text:style-name="T129">staked </text:span><text:span text:style-name="T157">until it is removed. While </text:span><text:span text:style-name="T129">staked</text:span><text:span text:style-name="T157"> you are completely paralyzed </text:span><text:span text:style-name="T151">and you cannot use any Disciplines or </text:span><text:span text:style-name="T153">sorcery </text:span><text:span text:style-name="T151">(unless </text:span><text:span text:style-name="T152">a move</text:span><text:span text:style-name="T151"> specifically </text:span><text:span text:style-name="T152">says</text:span><text:span text:style-name="T151"> otherwise). </text:span><text:span text:style-name="T165">T</text:span><text:span text:style-name="T159">o stake someone </text:span><text:span text:style-name="T166">else</text:span><text:span text:style-name="T159">, </text:span><text:span text:style-name="T167">you must </text:span><text:span text:style-name="T131">fuck ‘em up</text:span><text:span text:style-name="T167"> </text:span><text:span text:style-name="T170">to</text:span><text:span text:style-name="T167"> give them the Condition </text:span><text:span text:style-name="T131">staked</text:span><text:span text:style-name="T167">—</text:span><text:span text:style-name="T168">if you don’t roll high enough to give a Condition, your stake missed their heart.</text:span></text:p>
      <text:p text:style-name="P73"><text:span text:style-name="T133">T</text:span><text:span text:style-name="T134">ake harm</text:span><text:span text:style-name="T95"> –</text:span><text:span text:style-name="T134"> </text:span><text:span text:style-name="T96">When you’re </text:span><text:span text:style-name="T112">weakened or </text:span><text:span text:style-name="T96">injured, you take harm. </text:span><text:span text:style-name="T97">The Banes and some moves cause aggravated harm, which is harder to </text:span><text:span text:style-name="T111">shrug off</text:span><text:span text:style-name="T97">. </text:span><text:span text:style-name="T113">Everything else does normal harm.</text:span></text:p>
      <text:p text:style-name="P60"/>
      <text:list xml:id="list2860539453" text:style-name="L17">
        <text:list-item>
          <text:p text:style-name="P167"><text:span text:style-name="T98">1 harm: m</text:span><text:span text:style-name="T97">any small injuries or </text:span><text:span text:style-name="T122">a</text:span><text:span text:style-name="T97"> </text:span><text:span text:style-name="T106">serious</text:span><text:span text:style-name="T97"> injury—</text:span><text:span text:style-name="T114">mauled by </text:span><text:span text:style-name="T115">house </text:span><text:span text:style-name="T114">cats or </text:span><text:span text:style-name="T123">a broken limb.</text:span><text:span text:style-name="T97"> </text:span></text:p>
        </text:list-item>
        <text:list-item>
          <text:p text:style-name="P185"><text:span text:style-name="T98">2 harm: a</text:span><text:span text:style-name="T97"> life-threatening wound</text:span><text:span text:style-name="T98">—</text:span><text:span text:style-name="T97">like that caused by most individual weapons.</text:span></text:p>
        </text:list-item>
        <text:list-item>
          <text:p text:style-name="P185"><text:span text:style-name="T99">3 </text:span><text:span text:style-name="T100">h</text:span><text:span text:style-name="T99">arm: </text:span><text:span text:style-name="T101">an </text:span><text:span text:style-name="T99">injury that </text:span><text:span text:style-name="T108">should </text:span><text:span text:style-name="T107">immediately</text:span><text:span text:style-name="T99"> kill a morta</text:span><text:span text:style-name="T105">l</text:span><text:span text:style-name="T99">—</text:span><text:span text:style-name="T109">like </text:span><text:span text:style-name="T99">a </text:span><text:span text:style-name="T110">grenade </text:span><text:span text:style-name="T99">or </text:span><text:span text:style-name="T102">a truck’s impact.</text:span></text:p>
        </text:list-item>
      </text:list>
      <text:p text:style-name="P61"/>
      <text:p text:style-name="P46"><text:span text:style-name="T7">When you take harm, </text:span><text:span text:style-name="T75">a move or </text:span><text:span text:style-name="T7">the Storyteller may also give you a Condition </text:span><text:span text:style-name="T74">to represent a specific injury</text:span><text:span text:style-name="T7">.</text:span></text:p>
      <text:p text:style-name="P93"/>
      <text:p text:style-name="P66"><text:span text:style-name="T137">R</text:span><text:span text:style-name="T172">ecover from harm -</text:span><text:span text:style-name="T103"> Any time you have a moment to rest, you can heal at the rate of 1 normal harm per 1 blood spent.</text:span></text:p>
      <text:p text:style-name="P62"/>
      <text:p text:style-name="P63"><text:span text:style-name="T373">By</text:span> sleeping <text:span text:style-name="T370">through the day</text:span>, you can:</text:p>
      <text:list xml:id="list648391841" text:style-name="L18">
        <text:list-item>
          <text:p text:style-name="P169"><text:span text:style-name="T94">Speak 1 or more blood to heal an equal amount of aggravated damage.</text:span></text:p>
        </text:list-item>
        <text:list-item>
          <text:p text:style-name="P188"><text:span text:style-name="T94">Spend 2 blood to heal all </text:span><text:span text:style-name="T94">normal damage.</text:span></text:p>
        </text:list-item>
      </text:list>
      <text:p text:style-name="P64"/>
      <text:p text:style-name="P68"><text:span text:style-name="T119">Unless </text:span><text:span text:style-name="T120">stated </text:span><text:span text:style-name="T119">otherwise, y</text:span><text:span text:style-name="T117">ou can </text:span><text:span text:style-name="T124">remove</text:span><text:span text:style-name="T117"> i</text:span><text:span text:style-name="T116">njury </text:span><text:span text:style-name="T94">Conditions </text:span><text:span text:style-name="T125">proportionally to harm healed</text:span><text:span text:style-name="T94">. </text:span><text:span text:style-name="T118">Use the table under </text:span><text:span text:style-name="T130">take harm</text:span><text:span text:style-name="T160"> as a guide.</text:span></text:p>
      <text:p text:style-name="P49"/>
      <text:p text:style-name="P70"><text:span text:style-name="T203">Torpor</text:span><text:span text:style-name="T227"> – When you enter torpor, you lie in a deathlike slumber</text:span><text:span text:style-name="T230"> </text:span><text:span text:style-name="T232">until someone pours 1 blood into your mouth. </text:span><text:span text:style-name="T233">You awaken with </text:span><text:span text:style-name="T234">0 blood and </text:span><text:span text:style-name="T287">full</text:span><text:span text:style-name="T234"> Stir marks, but you </text:span><text:span text:style-name="T235">need not </text:span><text:span text:style-name="T234">immediately roll for frenzy.</text:span></text:p>
      <text:p text:style-name="P50"/>
      <text:p text:style-name="P65"><text:span text:style-name="T138">Really die – </text:span><text:span text:style-name="T158">When you suffer your last harm, you suffer Final Death...</text:span><text:span text:style-name="T145"> unless you choose </text:span><text:span text:style-name="T156">1</text:span><text:span text:style-name="T145">:</text:span></text:p>
      <text:list xml:id="list2941803192" text:style-name="L19">
        <text:list-item>
          <text:p text:style-name="P168"><text:span text:style-name="T145">You enter </text:span><text:span text:style-name="T127">uncontrolled frenzy</text:span><text:span text:style-name="T145">. </text:span><text:span text:style-name="T149">You can’t choose this if you’re already frenzied.</text:span></text:p>
        </text:list-item>
        <text:list-item>
          <text:p text:style-name="P186"><text:span text:style-name="T145">You enter </text:span><text:span text:style-name="T127">torpor</text:span><text:span text:style-name="T145">. </text:span><text:span text:style-name="T149">You can’t choose this if you’re already in torpor </text:span><text:span text:style-name="T150">or </text:span><text:span text:style-name="T128">staked</text:span><text:span text:style-name="T150">.</text:span></text:p>
        </text:list-item>
        <text:list-item>
          <text:p text:style-name="P187"><text:span text:style-name="T145">You’</text:span><text:span text:style-name="T162">re out of commission for the scene,</text:span><text:span text:style-name="T163"> </text:span><text:span text:style-name="T164">and</text:span><text:span text:style-name="T145"> </text:span><text:span text:style-name="T161">suffer </text:span><text:span text:style-name="T146">a permanent and </text:span><text:span text:style-name="T147">severe </text:span><text:span text:style-name="T146">Condition of the Storyteller’s choice. </text:span><text:span text:style-name="T148">This Condition cannot be removed by any other move. </text:span><text:span text:style-name="T139">You must </text:span><text:span text:style-name="T140">choose </text:span><text:span text:style-name="T139">this if you </text:span><text:span text:style-name="T141">have already played this move </text:span><text:span text:style-name="T143">during</text:span><text:span text:style-name="T141"> </text:span><text:span text:style-name="T142">this</text:span><text:span text:style-name="T141"> story </text:span><text:span text:style-name="T171">or</text:span><text:span text:style-name="T144"> if all your harm is aggravated harm</text:span><text:span text:style-name="T141">.</text:span></text:p>
        </text:list-item>
      </text:list>
      <text:p text:style-name="P24"/>
      <text:p text:style-name="P29"><text:span text:style-name="T145">If you choose to </text:span><text:span text:style-name="T154">escape </text:span><text:span text:style-name="T145">Final Death, erase all normal harm </text:span><text:span text:style-name="T155">and 1 aggravated harm.</text:span></text:p>
      <text:p text:style-name="P23"/>
      <text:p text:style-name="P99"><text:span text:style-name="T1">Drink blood - </text:span><text:span text:style-name="T203">When you drink </text:span><text:span text:style-name="T211">blood from </text:span><text:span text:style-name="T209">a willing, immobilized, or unconscious victim</text:span><text:span text:style-name="T203">, roll with </text:span><text:span text:style-name="T305">Path</text:span><text:span text:style-name="T209">. </text:span><text:span text:style-name="T210">If your victim is resisting, you’ll need to </text:span><text:span text:style-name="T85">fuck ‘em up </text:span><text:span text:style-name="T212">instead </text:span><text:span text:style-name="T213">or </text:span><text:span text:style-name="T86">do something athletic</text:span><text:span text:style-name="T213"> to restrain them first</text:span><text:span text:style-name="T212">.</text:span></text:p>
      <text:p text:style-name="P25"/>
      <text:p text:style-name="P22">You <text:span text:style-name="T371">automatically </text:span>get 1 blood and they’re <text:span text:style-name="T83">drained</text:span> <text:span text:style-name="T372">for a week.</text:span></text:p>
      <text:p text:style-name="P14"/>
      <text:p text:style-name="P17">⚅ On a 10+, choose 3. </text:p>
      <text:p text:style-name="P17">⚅ On a 7-9, choose 2. </text:p>
      <text:p text:style-name="P15"><text:span text:style-name="T7">⚅ </text:span>On a miss, choose 1.</text:p>
      <text:list xml:id="list229112949" text:style-name="L20">
        <text:list-item>
          <text:p text:style-name="P165">You gain 1 extra blood.</text:p>
        </text:list-item>
        <text:list-item>
          <text:p text:style-name="P173">You gain 1 <text:span text:style-name="T311">more </text:span>extra blood.</text:p>
        </text:list-item>
        <text:list-item>
          <text:p text:style-name="P173">You quell the Beast.</text:p>
        </text:list-item>
        <text:list-item>
          <text:p text:style-name="P174">When the Kiss wears off, they don’t realize what you did to them.</text:p>
        </text:list-item>
        <text:list-item>
          <text:p text:style-name="P175">They <text:span text:style-name="T1">definitely</text:span> die. <text:span text:style-name="T335">You must choose this if you want to diablerize a vampire.</text:span></text:p>
        </text:list-item>
        <text:list-item>
          <text:p text:style-name="P174">They definitely <text:span text:style-name="T1">don’t</text:span> die. You can’t <text:span text:style-name="T329">choose</text:span> this if they’re <text:span text:style-name="T83">drained</text:span>.</text:p>
        </text:list-item>
      </text:list>
      <text:p text:style-name="P2"/>
      <text:p text:style-name="P18"><text:span text:style-name="T6">Commit d</text:span><text:span text:style-name="T5">iablerie</text:span><text:span text:style-name="T15"> </text:span><text:span text:style-name="T5">-</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6">willful </text:span><text:span text:style-name="T58">murder, which might mean </text:span><text:span text:style-name="T92">we’re all sinners</text:span><text:span text:style-name="T286">.</text:span></text:p>
      <text:p text:style-name="P26"/>
      <text:p text:style-name="P18"><text:span text:style-name="T15">If the </text:span><text:span text:style-name="T59">victim’s </text:span><text:span text:style-name="T15">generation is lower </text:span><text:span text:style-name="T9">than </text:span><text:span text:style-name="T15">yours</text:span><text:span text:style-name="T16">:</text:span></text:p>
      <text:list xml:id="list35063066" text:style-name="L21">
        <text:list-item>
          <text:p text:style-name="P170"><text:span text:style-name="T179">You </text:span><text:span text:style-name="T174">take on their generation </text:span><text:span text:style-name="T180">permanently</text:span><text:span text:style-name="T174">.</text:span></text:p>
        </text:list-item>
        <text:list-item>
          <text:p text:style-name="P189"><text:span text:style-name="T179">You </text:span><text:span text:style-name="T174">receive </text:span><text:span text:style-name="T175">a </text:span><text:span text:style-name="T185">free</text:span><text:span text:style-name="T175"> </text:span><text:span text:style-name="T187">character</text:span><text:span text:style-name="T188"> advance</text:span><text:span text:style-name="T175"> </text:span><text:span text:style-name="T176">for each point of difference </text:span><text:span text:style-name="T178">(</text:span><text:span text:style-name="T177">for </text:span><text:span text:style-name="T181">this purpose</text:span><text:span text:style-name="T177">, you may </text:span><text:span text:style-name="T183">count</text:span><text:span text:style-name="T177"> your </text:span><text:span text:style-name="T182">victim’s Clan Disciplines </text:span><text:span text:style-name="T184">as </text:span><text:span text:style-name="T186">your own</text:span><text:span text:style-name="T178">).</text:span></text:p>
        </text:list-item>
        <text:list-item>
          <text:p text:style-name="P190"><text:span text:style-name="T178">Y</text:span><text:span text:style-name="T173">our aura is marked for a year.</text:span></text:p>
        </text:list-item>
      </text:list>
      <text:p text:style-name="P94"/>
      <text:p text:style-name="P71"><text:span text:style-name="T203">Uncontrolled frenzy – </text:span><text:span text:style-name="T227">When you enter uncontrolled frenzy, you lash out at the source of your rage with uncon</text:span><text:span text:style-name="T238">s</text:span><text:span text:style-name="T227">t</text:span><text:span text:style-name="T238">r</text:span><text:span text:style-name="T227">ained primal fury. If you’</text:span><text:span text:style-name="T228">ve destroyed them,</text:span><text:span text:style-name="T227"> can’t reach them, or the source of your rage is inanimate, you lash out at the nearest living creature. Your frenzy ends when there is nothing </text:span><text:span text:style-name="T236">(un)</text:span><text:span text:style-name="T227">living in sight.</text:span></text:p>
      <text:p text:style-name="P51"/>
      <text:p text:style-name="P31"><text:span text:style-name="T203">Rötschreck – </text:span><text:span text:style-name="T227">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231">Rötschreck ends only when you escape your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3T17:27:39.567545966</dc:date>
    <meta:editing-duration>P4DT12H31M35S</meta:editing-duration>
    <meta:editing-cycles>953</meta:editing-cycles>
    <meta:generator>LibreOffice/6.0.7.3$Linux_X86_64 LibreOffice_project/00m0$Build-3</meta:generator>
    <meta:print-date>2021-11-12T06:54:01.935995134</meta:print-date>
    <meta:document-statistic meta:table-count="0" meta:image-count="0" meta:object-count="0" meta:page-count="3" meta:paragraph-count="178" meta:word-count="2615" meta:character-count="13772" meta:non-whitespace-character-count="11384"/>
  </office:meta>
</office:document-meta>
</file>